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master-page-name="MP0">
      <style:paragraph-properties fo:text-align="center" style:justify-single-word="false" style:page-number="auto" fo:break-before="pag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break-before="page"/>
    </style:style>
    <style:style style:name="P5"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6"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7"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8"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9"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0" style:family="paragraph" style:parent-style-name="Text_20_body">
      <style:paragraph-properties fo:margin-top="0cm" fo:margin-bottom="0.247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paragraph-properties fo:margin-top="0cm" fo:margin-bottom="0.247cm" style:contextual-spacing="false" fo:line-height="200%"/>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text-indent="1.251cm" style:auto-text-indent="false"/>
    </style:style>
    <style:style style:name="P20" style:family="paragraph" style:parent-style-name="Text_20_body">
      <style:paragraph-properties fo:text-indent="0cm" style:auto-text-indent="false"/>
    </style:style>
    <style:style style:name="P21" style:family="paragraph" style:parent-style-name="Text_20_body" style:list-style-name="L7"/>
    <style:style style:name="P22" style:family="paragraph" style:parent-style-name="Text_20_body" style:list-style-name="WWNum32"/>
    <style:style style:name="P23" style:family="paragraph" style:parent-style-name="Text_20_body" style:list-style-name="L8"/>
    <style:style style:name="P24" style:family="paragraph" style:parent-style-name="Standard">
      <style:paragraph-properties fo:text-align="justify" style:justify-single-word="false"/>
      <style:text-properties style:font-name="Arial" style:font-name-asian="Arial" style:font-name-complex="Arial"/>
    </style:style>
    <style:style style:name="P25" style:family="paragraph" style:parent-style-name="Standard">
      <style:paragraph-properties fo:text-align="justify" style:justify-single-word="false"/>
    </style:style>
    <style:style style:name="P26" style:family="paragraph" style:parent-style-name="Standard">
      <style:paragraph-properties fo:line-height="102%" fo:text-align="justify" style:justify-single-word="false"/>
      <style:text-properties style:font-name="Arial" style:font-name-asian="Arial" style:font-name-complex="Arial"/>
    </style:style>
    <style:style style:name="P27" style:family="paragraph" style:parent-style-name="Standard">
      <style:text-properties style:font-name="Arial"/>
    </style:style>
    <style:style style:name="P28" style:family="paragraph" style:parent-style-name="Text_20_body">
      <style:paragraph-properties fo:margin-left="1.251cm" fo:margin-top="0cm" fo:margin-bottom="0.247cm" style:contextual-spacing="false" fo:line-height="200%">
        <style:tab-stops/>
      </style:paragraph-properties>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justify" style:justify-single-word="false"/>
      <style:text-properties style:font-name="Arial"/>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color="#000000" loext:opacity="100%" style:font-name="Arial"/>
    </style:style>
    <style:style style:name="P33" style:family="paragraph" style:parent-style-name="Standard">
      <style:paragraph-properties fo:text-align="center" style:justify-single-word="false"/>
      <style:text-properties officeooo:paragraph-rsid="002d1808"/>
    </style:style>
    <style:style style:name="P34" style:family="paragraph" style:parent-style-name="Standard">
      <style:paragraph-properties fo:line-height="100%" fo:text-align="center" style:justify-single-word="false"/>
      <style:text-properties fo:color="#000000" loext:opacity="100%" style:font-name="Arial"/>
    </style:style>
    <style:style style:name="P35" style:family="paragraph" style:parent-style-name="Standard">
      <style:paragraph-properties fo:line-height="100%" fo:text-align="center" style:justify-single-word="false"/>
      <style:text-properties officeooo:paragraph-rsid="002eaea0"/>
    </style:style>
    <style:style style:name="P36" style:family="paragraph" style:parent-style-name="Standard">
      <style:paragraph-properties fo:text-align="center" style:justify-single-word="false"/>
      <style:text-properties officeooo:paragraph-rsid="002eaea0"/>
    </style:style>
    <style:style style:name="P37" style:family="paragraph" style:parent-style-name="Standard">
      <style:paragraph-properties fo:line-height="100%" fo:text-align="center" style:justify-single-word="false"/>
    </style:style>
    <style:style style:name="P38" style:family="paragraph" style:parent-style-name="Standard">
      <style:paragraph-properties fo:text-align="justify" style:justify-single-word="false"/>
      <style:text-properties style:font-name="Arial" fo:font-weight="bold" style:font-weight-asian="bold" style:font-weight-complex="bold"/>
    </style:style>
    <style:style style:name="P39" style:family="paragraph" style:parent-style-name="Text_20_body">
      <style:text-properties officeooo:paragraph-rsid="002f8b7b"/>
    </style:style>
    <style:style style:name="P40" style:family="paragraph" style:parent-style-name="Text_20_body" style:list-style-name="L9">
      <style:paragraph-properties>
        <style:tab-stops>
          <style:tab-stop style:position="12cm" style:type="right"/>
        </style:tab-stops>
      </style:paragraph-properties>
      <style:text-properties fo:font-weight="bold" officeooo:paragraph-rsid="002f8b7b" fo:background-color="#eeeeee" style:font-weight-asian="bold" style:font-weight-complex="bold"/>
    </style:style>
    <style:style style:name="P41" style:family="paragraph" style:parent-style-name="Text_20_body" style:list-style-name="L9">
      <style:paragraph-properties>
        <style:tab-stops>
          <style:tab-stop style:position="6.098cm" style:type="right"/>
        </style:tab-stops>
      </style:paragraph-properties>
      <style:text-properties officeooo:rsid="00301c8d" officeooo:paragraph-rsid="00301c8d"/>
    </style:style>
    <style:style style:name="P42" style:family="paragraph" style:parent-style-name="Text_20_body" style:list-style-name="L9">
      <style:paragraph-properties>
        <style:tab-stops>
          <style:tab-stop style:position="12cm" style:type="right"/>
        </style:tab-stops>
      </style:paragraph-properties>
      <style:text-properties fo:font-weight="bold" officeooo:rsid="002f8b7b" officeooo:paragraph-rsid="002f8b7b" fo:background-color="#eeeeee" style:font-weight-asian="bold" style:font-weight-complex="bold"/>
    </style:style>
    <style:style style:name="P43" style:family="paragraph" style:parent-style-name="Text_20_body">
      <style:text-properties officeooo:paragraph-rsid="0033b292"/>
    </style:style>
    <style:style style:name="P44" style:family="paragraph" style:parent-style-name="Text_20_body">
      <style:paragraph-properties fo:margin-top="0cm" fo:margin-bottom="0.247cm" style:contextual-spacing="false" fo:line-height="200%"/>
      <style:text-properties fo:color="#000000" loext:opacity="100%"/>
    </style:style>
    <style:style style:name="P45"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6" style:family="paragraph" style:parent-style-name="Text_20_body">
      <style:paragraph-properties fo:margin-top="0cm" fo:margin-bottom="0.247cm" style:contextual-spacing="false" fo:line-height="200%" fo:text-indent="0cm" style:auto-text-indent="false"/>
    </style:style>
    <style:style style:name="P47" style:family="paragraph" style:parent-style-name="Text_20_body" style:list-style-name="L10">
      <style:paragraph-properties fo:margin-top="0cm" fo:margin-bottom="0.247cm" style:contextual-spacing="false" fo:line-height="200%"/>
    </style:style>
    <style:style style:name="P48"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49" style:family="paragraph" style:parent-style-name="Text_20_body">
      <style:paragraph-properties fo:line-height="200%"/>
    </style:style>
    <style:style style:name="P50"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51" style:family="paragraph" style:parent-style-name="Text_20_body" style:list-style-name="L11"/>
    <style:style style:name="P52" style:family="paragraph" style:parent-style-name="Normal">
      <style:paragraph-properties fo:line-height="200%" fo:text-align="justify" style:justify-single-word="false"/>
      <style:text-properties style:font-name="Arial" style:font-name-asian="Arial" style:font-name-complex="Arial"/>
    </style:style>
    <style:style style:name="P53" style:family="paragraph" style:parent-style-name="Standard">
      <style:paragraph-properties fo:text-align="center" style:justify-single-word="false"/>
      <style:text-properties style:font-name="Arial" fo:font-weight="bold" style:font-weight-asian="bold"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fo:font-weight="bold" style:font-weight-asian="bold" style:font-weight-complex="bold"/>
    </style:style>
    <style:style style:name="P56"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57" style:family="paragraph" style:parent-style-name="Text_20_body" style:list-style-name="Numbering_20_123">
      <style:paragraph-properties fo:text-align="start" style:justify-single-word="false"/>
      <style:text-properties officeooo:paragraph-rsid="002305e7"/>
    </style:style>
    <style:style style:name="P58" style:family="paragraph" style:parent-style-name="Text_20_body" style:list-style-name="Numbering_20_123">
      <style:paragraph-properties fo:text-align="start" style:justify-single-word="false"/>
      <style:text-properties officeooo:rsid="0023b645" officeooo:paragraph-rsid="0023b645"/>
    </style:style>
    <style:style style:name="P59" style:family="paragraph" style:parent-style-name="Text_20_body" style:list-style-name="Numbering_20_123">
      <style:paragraph-properties fo:text-align="start" style:justify-single-word="false"/>
      <style:text-properties officeooo:rsid="00272218" officeooo:paragraph-rsid="00272218"/>
    </style:style>
    <style:style style:name="P60" style:family="paragraph" style:parent-style-name="Text_20_body" style:list-style-name="Numbering_20_123">
      <style:paragraph-properties fo:text-align="start" style:justify-single-word="false"/>
      <style:text-properties officeooo:rsid="00272218" officeooo:paragraph-rsid="0028a011"/>
    </style:style>
    <style:style style:name="P61" style:family="paragraph" style:parent-style-name="Standard">
      <style:paragraph-properties fo:text-align="justify" style:justify-single-word="false"/>
      <style:text-properties fo:color="#000000" loext:opacity="100%" style:font-name="Arial" style:font-name-asian="Arial" style:font-name-complex="Arial"/>
    </style:style>
    <style:style style:name="P62" style:family="paragraph" style:parent-style-name="Standard">
      <style:text-properties fo:color="#000000" loext:opacity="100%" style:font-name="Arial" fo:font-weight="bold" style:font-weight-asian="bold" style:font-weight-complex="bold"/>
    </style:style>
    <style:style style:name="P63" style:family="paragraph" style:parent-style-name="Standard">
      <style:paragraph-properties fo:line-height="100%" fo:text-align="justify" style:justify-single-word="false"/>
      <style:text-properties fo:color="#000000" loext:opacity="100%" style:font-name="Arial"/>
    </style:style>
    <style:style style:name="P64" style:family="paragraph" style:parent-style-name="Standard">
      <style:paragraph-properties fo:line-height="100%"/>
    </style:style>
    <style:style style:name="P65" style:family="paragraph" style:parent-style-name="Standard">
      <style:paragraph-properties fo:margin-left="1.251cm">
        <style:tab-stops/>
      </style:paragraph-properties>
      <style:text-properties fo:color="#000000" loext:opacity="100%" style:font-name="Arial"/>
    </style:style>
    <style:style style:name="P66" style:family="paragraph" style:parent-style-name="Standard">
      <style:paragraph-properties fo:margin-left="1.251cm">
        <style:tab-stops/>
      </style:paragraph-properties>
    </style:style>
    <style:style style:name="P67" style:family="paragraph" style:parent-style-name="Standard">
      <style:paragraph-properties fo:margin-left="2.501cm">
        <style:tab-stops/>
      </style:paragraph-properties>
      <style:text-properties fo:color="#000000" loext:opacity="100%" style:font-name="Arial"/>
    </style:style>
    <style:style style:name="P68" style:family="paragraph" style:parent-style-name="Standard">
      <style:paragraph-properties fo:text-align="justify" style:justify-single-word="false"/>
      <style:text-properties fo:color="#000000" loext:opacity="100%" style:font-name="Arial"/>
    </style:style>
    <style:style style:name="P69" style:family="paragraph" style:parent-style-name="Text_20_body" style:list-style-name="L12"/>
    <style:style style:name="P70" style:family="paragraph" style:parent-style-name="Standard">
      <style:paragraph-properties fo:margin-top="0cm" fo:margin-bottom="0cm" style:contextual-spacing="true"/>
      <style:text-properties fo:color="#000000" loext:opacity="100%" style:font-name="Arial"/>
    </style:style>
    <style:style style:name="P71"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72" style:family="paragraph" style:parent-style-name="Standard">
      <style:paragraph-properties fo:line-height="200%"/>
    </style:style>
    <style:style style:name="T1" style:family="text">
      <style:text-properties officeooo:rsid="001cedc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0000" loext:opacity="100%"/>
    </style:style>
    <style:style style:name="T5" style:family="text">
      <style:text-properties fo:background-color="#ffffff" loext:char-shading-value="0"/>
    </style:style>
    <style:style style:name="T6" style:family="text">
      <style:text-properties officeooo:rsid="002b7681"/>
    </style:style>
    <style:style style:name="T7" style:family="text">
      <style:text-properties fo:color="#000000" loext:opacity="100%" fo:font-weight="bold" style:font-weight-asian="bold"/>
    </style:style>
    <style:style style:name="T8" style:family="text">
      <style:text-properties style:font-name="Arial" style:font-name-asian="Arial" style:font-name-complex="Arial"/>
    </style:style>
    <style:style style:name="T9" style:family="text">
      <style:text-properties officeooo:rsid="002d1808" fo:background-color="#ffffff" loext:char-shading-value="0"/>
    </style:style>
    <style:style style:name="T10" style:family="text">
      <style:text-properties fo:color="#ff0000" loext:opacity="1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color="#000000" loext:opacity="100%" style:font-name="Arial"/>
    </style:style>
    <style:style style:name="T13" style:family="text">
      <style:text-properties fo:color="#000000" loext:opacity="100%" style:font-name="Arial" officeooo:rsid="002d1808"/>
    </style:style>
    <style:style style:name="T14" style:family="text">
      <style:text-properties fo:color="#000000" loext:opacity="100%" style:font-name="Arial" officeooo:rsid="002eaea0"/>
    </style:style>
    <style:style style:name="T15" style:family="text">
      <style:text-properties officeooo:rsid="002f8b7b"/>
    </style:style>
    <style:style style:name="T16" style:family="text">
      <style:text-properties officeooo:rsid="0031d627"/>
    </style:style>
    <style:style style:name="T17" style:family="text">
      <style:text-properties officeooo:rsid="00301c8d"/>
    </style:style>
    <style:style style:name="T18" style:family="text">
      <style:text-properties fo:font-weight="bold" officeooo:rsid="002f8b7b" style:font-weight-asian="bold" style:font-weight-complex="bold"/>
    </style:style>
    <style:style style:name="T19" style:family="text">
      <style:text-properties style:font-name="Arial"/>
    </style:style>
    <style:style style:name="T20" style:family="text">
      <style:text-properties officeooo:rsid="001da503"/>
    </style:style>
    <style:style style:name="T21" style:family="text">
      <style:text-properties officeooo:rsid="001ec45c"/>
    </style:style>
    <style:style style:name="T22" style:family="text">
      <style:text-properties fo:color="#000000" loext:opacity="100%" style:font-name="Arial" style:font-name-asian="Arial" style:font-name-complex="Arial"/>
    </style:style>
    <style:style style:name="T23" style:family="text">
      <style:text-properties fo:color="#c9211e" loext:opacity="100%" style:font-name="Arial"/>
    </style:style>
    <style:style style:name="T24" style:family="text">
      <style:text-properties style:font-name="Ari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ANTONIO SEQUEROS</text:p>
      <text:p text:style-name="Normal"/>
      <text:p text:style-name="P2">Ciclo formativo: Desarrollo de aplicaciones multiplataforma.</text:p>
      <text:p text:style-name="Normal"/>
      <text:p text:style-name="P3">Módulo profesional: Entornos de Desarrollo</text:p>
      <text:p text:style-name="P2">Código: 0487</text:p>
      <text:p text:style-name="P2">Duración: 96 horas</text:p>
      <text:p text:style-name="Normal"/>
      <text:p text:style-name="P2">Curso 2<text:span text:style-name="T1">4</text:span>/2<text:span text:style-name="T1">5</text:span></text:p>
      <text:p text:style-name="P4"/>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5"><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6"><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6"><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5"><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6"><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6"><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6"><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5"><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6"><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6"><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6"><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6"><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5"><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6"><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6"><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6"><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6"><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6"><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6"><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5"><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5"><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6"><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6"><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6"><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5"><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6"><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6"><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6"><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6"><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6"><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6"><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6"><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6"><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6"><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5"><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6"><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7"><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7"><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7"><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7"><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7"><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7"><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7"><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7"><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6"><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5"><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8"><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8"><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8"><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5"><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5"><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9"/>
      <text:p text:style-name="P2"/>
      <text:p text:style-name="P4"/>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2"> </text:span></text:span><text:span text:style-name="Fuente_20_de_20_párrafo_20_predeter."><text:span text:style-name="T3">de 96 h</text:span></text:span> de duración, del ciclo DAM, adaptándola al entorno y alumnado en concordancia con lo indicado en el RD 450/10 y la Orden 58/12.</text:p>
      <text:p text:style-name="P10">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3">“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2">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2">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1">d) Instalar y configurar módulos y complementos, evaluando su funcionalidad, para gestionar entornos de desarrollo.</text:p>
      <text:p text:style-name="P11">e) Seleccionar y emplear lenguajes, herramientas y librerías, interpretando las <text:soft-page-break/>especificaciones para desarrollar aplicaciones multiplataforma con acceso a bases de datos.</text:p>
      <text:p text:style-name="P11">h) Emplear herramientas de desarrollo, lenguajes y componentes visuales, siguiendo las especificaciones y verificando interactividad y usabilidad, para desarrollar interfaces gráficos de usuario en aplicaciones multiplataforma.</text:p>
      <text:p text:style-name="P11">i) Seleccionar y emplear técnicas, motores y entornos de desarrollo, evaluando sus posibilidades, para participar en el desarrollo de juegos y aplicaciones en el ámbito del entretenimiento.</text:p>
      <text:p text:style-name="P11">j) Seleccionar y emplear técnicas, lenguajes y entornos de desarrollo, evaluando sus posibilidades, para desarrollar aplicaciones en teléfonos, PDA y otros dispositivos móviles.</text:p>
      <text:p text:style-name="P11">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1">
        <text:list-item>
          <text:p text:style-name="P12">EV1. Reconocer el derecho a propiedad intelectual de programas, código y librerías.</text:p>
        </text:list-item>
        <text:list-item>
          <text:p text:style-name="P12">EV2. Concienciar de la importancia de emplear hábitos respetuosos con el medio ambiente y control del gasto energético de las instalaciones informáticas.</text:p>
        </text:list-item>
        <text:list-item>
          <text:p text:style-name="P12">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2">
        <text:list-item>
          <text:p text:style-name="P13">RL1. Utilizar de forma adecuada y ergonómica el mobiliario de oficina, evitando posturas incorrectas que conllevan lesiones.</text:p>
        </text:list-item>
        <text:list-item>
          <text:p text:style-name="P13">RL2. Sensibilizar sobre las consecuencias de una vida y trabajo sedentario para la salud.</text:p>
        </text:list-item>
      </text:list>
      <text:p text:style-name="P14">La LOE en su artículo 42, en su punto 3 indica que se promoverá entre otros la adquisición de <text:span text:style-name="Fuente_20_de_20_párrafo_20_predeter."><text:span text:style-name="T2">competencias relacionadas con la digitalización</text:span></text:span>, por lo que es necesario incluir resultados de aprendizaje relacionados con las TIC.</text:p>
      <text:list text:style-name="L3">
        <text:list-item>
          <text:p text:style-name="P15">TC1. Emplear Internet para obtener información técnica para su trabajo.</text:p>
        </text:list-item>
        <text:list-item>
          <text:p text:style-name="P15">TC2. Favorecer el uso de Internet como forma de actualización en nuevas tecnologías.</text:p>
        </text:list-item>
      </text:list>
      <text:p text:style-name="P14">La LO 5/2002 insta a la educación en idiomas de la Unión Europea, y el Real Decreto 659/2023, art 3.q, también menciona entre los principios y objetivos de la FP, “<text:span text:style-name="Fuente_20_de_20_párrafo_20_predeter."><text:span text:style-name="T2">Extender el conocimiento de lenguas extranjeras en el ámbito profesional.</text:span></text:span>”. Atendiendo a lo <text:soft-page-break/>anterior se incluyen resultados de aprendizaje relacionados con los idiomas.</text:p>
      <text:p text:style-name="Text_20_body"/>
      <text:list text:style-name="L4">
        <text:list-item>
          <text:p text:style-name="P16">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5">
        <text:list-item>
          <text:p text:style-name="P17">Conceptuales. Hacen referencia a los conceptos, hechos y principios. Representan el saber.</text:p>
        </text:list-item>
        <text:list-item>
          <text:p text:style-name="P17">Procedimentales. Hacen referencia al conjunto de acciones ordenadas, orientadas a consecución de una meta. Habilidades o destrezas para desempeñar el puesto de trabajo</text:p>
        </text:list-item>
        <text:list-item>
          <text:p text:style-name="P17">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6">
        <text:list-item>
          <text:p text:style-name="P18">Conocimientos previos de los alumnos en otros módulos.</text:p>
        </text:list-item>
        <text:list-item>
          <text:p text:style-name="P18">Aplicación de los contenidos en otros módulos.</text:p>
        </text:list-item>
        <text:list-item>
          <text:p text:style-name="P18">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19">UT1. Desarrollo de software.</text:p>
      <text:p text:style-name="P19">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19">UT3. Control de versiones.</text:p>
      <text:p text:style-name="P19">UT4. Pruebas.</text:p>
      <text:p text:style-name="P19">UT5. Documentación y optimización.</text:p>
      <text:p text:style-name="Text_20_body">BLOQUE III. UML.</text:p>
      <text:p text:style-name="P19">UT6. <text:s/>Introducción a UML y diagrama de clases.</text:p>
      <text:p text:style-name="P19">UT7. Otros diagramas UML.</text:p>
      <text:p text:style-name="P19">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1">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20">MODULO ED</text:p>
          </table:table-cell>
          <table:table-cell table:style-name="Tabla1.A1" office:value-type="string">
            <text:p text:style-name="P20">MODULO PROGRAMACIÓN</text:p>
          </table:table-cell>
        </table:table-row>
        <table:table-row table:style-name="Tabla1.1">
          <table:table-cell table:style-name="Tabla1.A1" office:value-type="string">
            <text:p text:style-name="P20">Diseño y realización de pruebas</text:p>
          </table:table-cell>
          <table:table-cell table:style-name="Tabla1.A1" office:value-type="string">
            <text:p text:style-name="P20">Pruebas de programas</text:p>
          </table:table-cell>
        </table:table-row>
        <table:table-row table:style-name="Tabla1.1">
          <table:table-cell table:style-name="Tabla1.A1" office:value-type="string">
            <text:p text:style-name="P20">Instalación y uso de entornos de desarrollo</text:p>
          </table:table-cell>
          <table:table-cell table:style-name="Tabla1.A1" office:value-type="string">
            <text:p text:style-name="P20">IDES</text:p>
          </table:table-cell>
        </table:table-row>
        <table:table-row table:style-name="Tabla1.1">
          <table:table-cell table:style-name="Tabla1.A1" office:value-type="string">
            <text:p text:style-name="P20">Optimización y documentación.</text:p>
          </table:table-cell>
          <table:table-cell table:style-name="Tabla1.A1" office:value-type="string">
            <text:p text:style-name="P20">Documentación de programas.</text:p>
          </table:table-cell>
        </table:table-row>
        <table:table-row table:style-name="Tabla1.1">
          <table:table-cell table:style-name="Tabla1.A1" office:value-type="string">
            <text:p text:style-name="P20">Diagramas UML.</text:p>
          </table:table-cell>
          <table:table-cell table:style-name="Tabla1.A1" office:value-type="string">
            <text:p text:style-name="P20">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4">Se tiene en cuenta el RD 659/2023, artículo 13, principios metodológicos indica que <text:soft-page-break/>“<text:span text:style-name="Fuente_20_de_20_párrafo_20_predeter."><text:span text:style-name="T2">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7">
        <text:list-item>
          <text:p text:style-name="P21">PRI1.Enlazar las actividades con el mundo laboral. El alumno relaciona las enseñanzas del módulo, su importancia y la razón de ser con el desempeño de la actividad laborar en el mundo empresarial.</text:p>
        </text:list-item>
        <text:list-item>
          <text:p text:style-name="P21">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21">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21">PRI4. Fomentar el cumplimiento de la legislación en materia de riesgos laborales.</text:p>
        </text:list-item>
        <text:list-item>
          <text:p text:style-name="P21">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21">PRI6. Utilizar un enfoque interdisciplinar, relacionando los contenidos de este módulo con el resto de los módulos en los que exista una relación.</text:p>
        </text:list-item>
        <text:list-item>
          <text:p text:style-name="P21"><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3719196481" text:style-name="WWNum32">
        <text:list-item>
          <text:p text:style-name="P22">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22">Problemas en cuanto a la adquisición del concepto de repositorio o diagrama de clases. <text:bookmark text:name="docs-internal-guid-7c71bb41-7fff-0f19-75"/><text:span text:style-name="Fuente_20_de_20_párrafo_20_predeter."><text:span text:style-name="T4">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22">Se realizan gran cantidad de actividades/exposiciones relacionadas con estos conceptos, de tipo incremental, realizando en la medida de lo posible un seguimiento y asesoramiento personalizado a los alumnos que así lo requieran.</text:p>
            </text:list-item>
            <text:list-item>
              <text:p text:style-name="P22">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22">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22">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22">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22">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4"> </text:span></text:span><text:bookmark text:name="docs-internal-guid-7e0b608f-7fff-1c38-fc"/><text:span text:style-name="Fuente_20_de_20_párrafo_20_predeter."><text:span text:style-name="T4">Entre las unidades didácticas influenciadas por esta estrategia destacan la </text:span></text:span>UD 2, 3, 4, 6 y 8.</text:p>
        </text:list-item>
        <text:list-item>
          <text:p text:style-name="P22">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22">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22">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2">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2">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95823020230704" text:continue-numbering="true" text:style-name="WWNum32">
        <text:list-item>
          <text:p text:style-name="P22">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22">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22">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22">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22">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2">Actividades interdisciplinares</text:span></text:span>.<text:span text:style-name="Fuente_20_de_20_párrafo_20_predeter."><text:span text:style-name="T5"> Propuesta de realización de actividades que relacionen con la futura actividad laboral, por ejemplo, el uso de Git en el desarrollo de las </text:span></text:span><text:soft-page-break/><text:span text:style-name="Fuente_20_de_20_párrafo_20_predeter."><text:span text:style-name="T5">prácticas en colaboración con el profesor/a del módulo de programación.</text:span></text:span></text:p>
      <text:p text:style-name="Text_20_body"><text:span text:style-name="Fuente_20_de_20_párrafo_20_predeter."><text:span text:style-name="T2">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2">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2">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2">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2">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8">
              <text:list-item>
                <text:p text:style-name="P23">Libros de texto. De entre los cuales seleccionar uno por el departamento al inicio de curso.</text:p>
              </text:list-item>
              <text:list-item>
                <text:p text:style-name="P23">Complementarios. Libros de referencia y técnicos sobre los contenidos del módulo</text:p>
              </text:list-item>
            </text:list>
            <text:p text:style-name="P20"/>
            <text:list text:continue-numbering="true" text:style-name="L8">
              <text:list-item>
                <text:p text:style-name="P23">Materiales y apuntes propios.</text:p>
              </text:list-item>
            </text:list>
          </table:table-cell>
          <table:table-cell table:style-name="Tabla2.B1" office:value-type="string">
            <text:list text:continue-numbering="true" text:style-name="L8">
              <text:list-item>
                <text:p text:style-name="P23">Cañón proyección.</text:p>
              </text:list-item>
              <text:list-item>
                <text:p text:style-name="P23">Ordenador profesor (servidor interno), i7, 16 GB de RAM, 2 TB de disco duro, tarjeta de red.</text:p>
              </text:list-item>
              <text:list-item>
                <text:p text:style-name="P23">Pizarra tipo vileda.</text:p>
              </text:list-item>
              <text:list-item>
                <text:p text:style-name="P23">30 ordenadores i5, 8 GB de RAM, 1 TB de disco duro, tarjeta de red.</text:p>
              </text:list-item>
              <text:list-item>
                <text:p text:style-name="P23">Conexión a Internet de banda ancha.</text:p>
              </text:list-item>
              <text:list-item>
                <text:p text:style-name="P23">1 impresora en red.</text:p>
              </text:list-item>
              <text:list-item>
                <text:p text:style-name="P23">Plataforma educativa de la consejería (<text:span text:style-name="T6">Aules</text:span>).</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4">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4">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20">PROPUESTA DE LECTURA</text:p>
          </table:table-cell>
          <table:table-cell table:style-name="Tabla3.A1" office:value-type="string">
            <text:p text:style-name="P20">ACTIVIDADES ORALES</text:p>
          </table:table-cell>
          <table:table-cell table:style-name="Tabla3.D1" office:value-type="string">
            <text:p text:style-name="P20">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4">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4">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4">Libro</text:span></text:span><text:span text:style-name="Fuente_20_de_20_párrafo_20_predeter."><text:span text:style-name="T7">: Matemáticas para las hadas. Historia de Ada Byron</text:span></text:span><text:span text:style-name="Fuente_20_de_20_párrafo_20_predeter."><text:span text:style-name="T4">.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4">Artículo de Eldiario.es: WhatsApp, Telegram, </text:span></text:span><text:soft-page-break/><text:span text:style-name="Fuente_20_de_20_párrafo_20_predeter."><text:span text:style-name="T4">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4">Libro: </text:span></text:span><text:span text:style-name="Fuente_20_de_20_párrafo_20_predeter."><text:span text:style-name="T7">La fortaleza digita</text:span></text:span><text:span text:style-name="Fuente_20_de_20_párrafo_20_predeter."><text:span text:style-name="T4">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4">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95823053230492" text:continue-list="list95823020230704" text:style-name="WWNum32">
        <text:list-item>
          <text:p text:style-name="P22">Autoformación.</text:p>
        </text:list-item>
        <text:list-item>
          <text:p text:style-name="P22">Fomentar la comunicación entre alumnos y alumnos y profesores.</text:p>
        </text:list-item>
        <text:list-item>
          <text:p text:style-name="P22">Ampliación de conocimientos.</text:p>
        </text:list-item>
        <text:list-item>
          <text:p text:style-name="P22">Desarrollo de opiniones propias a través de la búsqueda de información.</text:p>
        </text:list-item>
        <text:list-item>
          <text:p text:style-name="P22">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4">URL</text:p>
          </table:table-cell>
          <table:table-cell table:style-name="Tabla4.B1" office:value-type="string">
            <text:p text:style-name="P24">DESCRIPCIÓN</text:p>
          </table:table-cell>
        </table:table-row>
        <table:table-row table:style-name="Tabla4.1">
          <table:table-cell table:style-name="Tabla4.A1" office:value-type="string">
            <text:p text:style-name="P25"><text:a xlink:type="simple" xlink:href="https://maven.apache.org/" office:target-frame-name="_top" xlink:show="replace" text:style-name="Internet_20_link" text:visited-style-name="Visited_20_Internet_20_Link"><text:span text:style-name="Hipervínculo"><text:span text:style-name="T8">https://maven.apache.org/</text:span></text:span></text:a></text:p>
          </table:table-cell>
          <table:table-cell table:style-name="Tabla4.B1" office:value-type="string">
            <text:p text:style-name="P26">Página oficial de gestor de proyectos para Java</text:p>
          </table:table-cell>
        </table:table-row>
        <table:table-row table:style-name="Tabla4.1">
          <table:table-cell table:style-name="Tabla4.A1" office:value-type="string">
            <text:p text:style-name="P25"><text:a xlink:type="simple" xlink:href="https://gradle.org/" office:target-frame-name="_top" xlink:show="replace" text:style-name="Internet_20_link" text:visited-style-name="Visited_20_Internet_20_Link"><text:span text:style-name="Hipervínculo"><text:span text:style-name="T8">https://gradle.org/</text:span></text:span></text:a></text:p>
          </table:table-cell>
          <table:table-cell table:style-name="Tabla4.B1" office:value-type="string">
            <text:p text:style-name="P24">Documentación del sistema de automatización de construcción de código de software </text:p>
          </table:table-cell>
        </table:table-row>
        <table:table-row table:style-name="Tabla4.1">
          <table:table-cell table:style-name="Tabla4.A1" office:value-type="string">
            <text:p text:style-name="P25"><text:a xlink:type="simple" xlink:href="https://code.visualstudio.com/docs" office:target-frame-name="_top" xlink:show="replace" text:style-name="Internet_20_link" text:visited-style-name="Visited_20_Internet_20_Link"><text:span text:style-name="Hipervínculo"><text:span text:style-name="T8">https://code.visualstudio.com/docs</text:span></text:span></text:a></text:p>
          </table:table-cell>
          <table:table-cell table:style-name="Tabla4.B1" office:value-type="string">
            <text:p text:style-name="P26">Documentación oficial del IDE VSC</text:p>
          </table:table-cell>
        </table:table-row>
        <table:table-row table:style-name="Tabla4.1">
          <table:table-cell table:style-name="Tabla4.A5" office:value-type="string">
            <text:p text:style-name="P25"><text:a xlink:type="simple" xlink:href="https://checkstyle.sourceforge.io/" office:target-frame-name="_top" xlink:show="replace" text:style-name="Internet_20_link" text:visited-style-name="Visited_20_Internet_20_Link"><text:span text:style-name="Hipervínculo"><text:span text:style-name="T8">https://checkstyle.sourceforge.io/</text:span></text:span></text:a></text:p>
          </table:table-cell>
          <table:table-cell table:style-name="Tabla4.B5" office:value-type="string">
            <text:p text:style-name="P24">Documentación herramienta análisis de código</text:p>
          </table:table-cell>
        </table:table-row>
        <table:table-row table:style-name="Tabla4.1">
          <table:table-cell table:style-name="Tabla4.A5" office:value-type="string">
            <text:p text:style-name="P25"><text:a xlink:type="simple" xlink:href="https://www.uml.org/" office:target-frame-name="_top" xlink:show="replace" text:style-name="Internet_20_link" text:visited-style-name="Visited_20_Internet_20_Link"><text:span text:style-name="Hipervínculo"><text:span text:style-name="T8">https://www.uml.org/</text:span></text:span></text:a></text:p>
          </table:table-cell>
          <table:table-cell table:style-name="Tabla4.B5" office:value-type="string">
            <text:p text:style-name="P24">Página oficial de UML.</text:p>
          </table:table-cell>
        </table:table-row>
      </table:table>
      <text:p text:style-name="Text_20_body"/>
      <text:p text:style-name="P27"/>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22"><text:span text:style-name="Fuente_20_de_20_párrafo_20_predeter."><text:span text:style-name="T5">Plataforma </text:span></text:span><text:span text:style-name="Fuente_20_de_20_párrafo_20_predeter."><text:span text:style-name="T9">Aules</text:span></text:span><text:span text:style-name="Fuente_20_de_20_párrafo_20_predeter."><text:span text:style-name="T5">: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22">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22">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4">RECURSO</text:p>
          </table:table-cell>
          <table:table-cell table:style-name="Tabla5.B1" office:value-type="string">
            <text:p text:style-name="P24">COMENTARIO/DESCRIPCIÓN</text:p>
          </table:table-cell>
        </table:table-row>
        <table:table-row table:style-name="Tabla5.1">
          <table:table-cell table:style-name="Tabla5.A1" office:value-type="string">
            <text:p text:style-name="P26">Gcc</text:p>
          </table:table-cell>
          <table:table-cell table:style-name="Tabla5.B1" office:value-type="string">
            <text:p text:style-name="P26">Compilador C</text:p>
          </table:table-cell>
        </table:table-row>
        <table:table-row table:style-name="Tabla5.1">
          <table:table-cell table:style-name="Tabla5.A1" office:value-type="string">
            <text:p text:style-name="P26">JDK</text:p>
          </table:table-cell>
          <table:table-cell table:style-name="Tabla5.B1" office:value-type="string">
            <text:p text:style-name="P24">Plataforma de desarrollo Java.</text:p>
          </table:table-cell>
        </table:table-row>
        <table:table-row table:style-name="Tabla5.1">
          <table:table-cell table:style-name="Tabla5.A1" office:value-type="string">
            <text:p text:style-name="P26">VSC</text:p>
          </table:table-cell>
          <table:table-cell table:style-name="Tabla5.B1" office:value-type="string">
            <text:p text:style-name="P26">IDE ligero</text:p>
          </table:table-cell>
        </table:table-row>
        <table:table-row table:style-name="Tabla5.1">
          <table:table-cell table:style-name="Tabla5.A1" office:value-type="string">
            <text:p text:style-name="P26">JUnit</text:p>
          </table:table-cell>
          <table:table-cell table:style-name="Tabla5.B1" office:value-type="string">
            <text:p text:style-name="P26">Librería para pruebas</text:p>
          </table:table-cell>
        </table:table-row>
      </table:table>
      <text:p text:style-name="Standard"/>
      <text:p text:style-name="Text_20_body"><text:span text:style-name="Fuente_20_de_20_párrafo_20_predeter."><text:span text:style-name="T4">Indicar que <text:s/>se ha buscado software libre, pero con un uso importante en el entorno y el el sector del desarrollo software, facilitando al alumnado el aprendizaje en casa.</text:span></text:span></text:p>
      <text:p text:style-name="P27"/>
      <text:h text:style-name="Heading_20_1" text:outline-level="1"><text:bookmark-start text:name="_Toc1039219429"/>Evaluación.<text:bookmark-end text:name="_Toc1039219429"/></text:h>
      <text:p text:style-name="P14">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28">1. Las ofertas de formación profesional contarán con una evaluación que <text:span text:style-name="Fuente_20_de_20_párrafo_20_predeter."><text:span text:style-name="T2">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4">A su vez se concreta para los ciclos de grado medio y superior en el artículo 107 concreta la evaluación en la formación profesional, extrayendo los puntos más <text:soft-page-break/>importantes para la evaluación del módulo profesional:</text:p>
      <text:p text:style-name="P28">1. La evaluación será continua, se adaptará a las diferentes metodologías de aprendizaje, y deberá<text:span text:style-name="Fuente_20_de_20_párrafo_20_predeter."><text:span text:style-name="T2"> basarse en la comprobación de los resultados de aprendizaje</text:span></text:span> en las condiciones de calidad establecidas en el currículo.</text:p>
      <text:p text:style-name="P28">3. El profesorado o personas expertas responsables de cada módulo profesional <text:span text:style-name="Fuente_20_de_20_párrafo_20_predeter."><text:span text:style-name="T2">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28">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4">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0"> </text:span></text:span>impartan ciclos de FP, tratando entre la pérdida de derecho a evaluación, la evaluación y el número de convocatorias. Destacando los siguientes artículos:</text:p>
      <text:p text:style-name="P10"><text:span text:style-name="Fuente_20_de_20_párrafo_20_predeter."><text:span text:style-name="T11">Asistencia.</text:span></text:span></text:p>
      <text:p text:style-name="P10"><text:span text:style-name="Fuente_20_de_20_párrafo_20_predeter."><text:span text:style-name="T2">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0"><text:span text:style-name="Fuente_20_de_20_párrafo_20_predeter."><text:span text:style-name="T2">Resolución 6/7/2023.</text:span></text:span> Artículo 9. Punto 2. En régimen semipresencial, se deberá cumplir al menos el 85 % de la presencialidad establecida en los módulos profesionales para los que se exija esta.</text:p>
      <text:p text:style-name="P10"><text:soft-page-break/><text:span text:style-name="Fuente_20_de_20_párrafo_20_predeter."><text:span text:style-name="T11">Evaluación:</text:span></text:span></text:p>
      <text:p text:style-name="P10"><text:span text:style-name="Fuente_20_de_20_párrafo_20_predeter."><text:span text:style-name="T2">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0"><text:span text:style-name="Fuente_20_de_20_párrafo_20_predeter."><text:span text:style-name="T2">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2">los resultados de aprendizaje y los criterios de evaluación de cada uno de los módulos profesionales</text:span></text:span>, así como los objetivos genera-les del ciclo formativo.</text:p>
      <text:p text:style-name="P10"><text:span text:style-name="Fuente_20_de_20_párrafo_20_predeter."><text:span text:style-name="T11">Información de evaluación.</text:span></text:span></text:p>
      <text:p text:style-name="P10"><text:span text:style-name="Fuente_20_de_20_párrafo_20_predeter."><text:span text:style-name="T2">RD 659/2023 en su artículo</text:span></text:span> 17. Derecho a la información sobre el proceso de formación personal: </text:p>
      <text:p text:style-name="P10">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0">Los derechos referidos en el apartado anterior se hacen también extensivos a las personas menores de edad, en las figuras de padres, madres, tutores o tutoras legales.</text:p>
      <text:p text:style-name="P10"><text:s/><text:span text:style-name="Fuente_20_de_20_párrafo_20_predeter."><text:span text:style-name="T2">Orden 79/2010.</text:span></text:span> Artículo 14. Reclamación de calificaciones. Punto 1. Apartado 1. 1) El <text:span text:style-name="Fuente_20_de_20_párrafo_20_predeter."><text:span text:style-name="T2">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0"><text:span text:style-name="Fuente_20_de_20_párrafo_20_predeter."><text:span text:style-name="T11">Convocatorias.</text:span></text:span></text:p>
      <text:p text:style-name="P10"><text:span text:style-name="Fuente_20_de_20_párrafo_20_predeter."><text:span text:style-name="T2">Resolución 6/7/2023.</text:span></text:span> Artículo 13.4. Acceso a la segunda convocatoria.</text:p>
      <text:p text:style-name="P10">1. Quien no supere algún módulo profesional de los realizados en el centro educativo en la primera convocatoria dispondrá en el mismo curso escolar de una segunda <text:soft-page-break/>convocatoria.</text:p>
      <text:p text:style-name="P10">2. Con el fin de facilitar al alumnado la superación de <text:span text:style-name="Fuente_20_de_20_párrafo_20_predeter."><text:span text:style-name="T2">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29">RESULTADO DE APRENDIZAJE RA1</text:p>
          </table:table-cell>
          <table:covered-table-cell/>
          <table:covered-table-cell/>
          <table:covered-table-cell/>
          <table:table-cell table:style-name="Tabla6.E1" office:value-type="string">
            <text:p text:style-name="P29">%</text:p>
          </table:table-cell>
        </table:table-row>
        <table:table-row>
          <table:table-cell table:style-name="Tabla6.A1" table:number-columns-spanned="4" office:value-type="string">
            <text:p text:style-name="P30">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31"><text:span text:style-name="Fuente_20_de_20_párrafo_20_predeter."><text:span text:style-name="T12">10</text:span></text:span></text:p>
          </table:table-cell>
        </table:table-row>
        <table:table-row>
          <table:table-cell table:style-name="Tabla6.A1" office:value-type="string">
            <text:p text:style-name="P29">CRITERIO EVALUACIÓN</text:p>
          </table:table-cell>
          <table:table-cell table:style-name="Tabla6.A1" office:value-type="string">
            <text:p text:style-name="P32">%</text:p>
          </table:table-cell>
          <table:table-cell table:style-name="Tabla6.A1" office:value-type="string">
            <text:p text:style-name="P32">OG</text:p>
          </table:table-cell>
          <table:table-cell table:style-name="Tabla6.A1" office:value-type="string">
            <text:p text:style-name="P32">COM</text:p>
          </table:table-cell>
          <table:table-cell table:style-name="Tabla6.E1" office:value-type="string">
            <text:p text:style-name="P32">UD</text:p>
          </table:table-cell>
        </table:table-row>
        <table:table-row>
          <table:table-cell table:style-name="Tabla6.A1" office:value-type="string">
            <text:p text:style-name="P30">CE1a. Se ha reconocido la relación de los programas con los componentes del sistema informático: memoria, procesador, periféricos, entre otros.</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e</text:span></text:span></text:p>
          </table:table-cell>
          <table:table-cell table:style-name="Tabla6.A1" office:value-type="string">
            <text:p text:style-name="P34">d, f</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b. Se han identificado las fases de desarrollo de una aplicación informática.</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i, j</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c. Se han diferenciado los conceptos de código fuente, objeto y ejecutable.</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e</text:span></text:span></text:p>
          </table:table-cell>
          <table:table-cell table:style-name="Tabla6.A1" office:value-type="string">
            <text:p text:style-name="P31"><text:span text:style-name="Fuente_20_de_20_párrafo_20_predeter."><text:span text:style-name="T12">d, f, v</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d. Se han reconocido las características de la generación de código intermedio para su ejecución en máquinas virtuales.</text:p>
          </table:table-cell>
          <table:table-cell table:style-name="Tabla6.A1" office:value-type="string">
            <text:p text:style-name="P31"><text:span text:style-name="Fuente_20_de_20_párrafo_20_predeter."><text:span text:style-name="T12">1</text:span></text:span><text:span text:style-name="Fuente_20_de_20_párrafo_20_predeter."><text:span text:style-name="T13">0</text:span></text:span></text:p>
          </table:table-cell>
          <table:table-cell table:style-name="Tabla6.A1" office:value-type="string">
            <text:p text:style-name="P31"><text:span text:style-name="Fuente_20_de_20_párrafo_20_predeter."><text:span text:style-name="T12">e</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e. Se han clasificado los lenguajes de programación.</text:p>
          </table:table-cell>
          <table:table-cell table:style-name="Tabla6.A1" office:value-type="string">
            <text:p text:style-name="P31"><text:span text:style-name="Fuente_20_de_20_párrafo_20_predeter."><text:span text:style-name="T12">10</text:span></text:span></text:p>
          </table:table-cell>
          <table:table-cell table:style-name="Tabla6.A1" office:value-type="string">
            <text:p text:style-name="P31"><text:span text:style-name="Fuente_20_de_20_párrafo_20_predeter."><text:span text:style-name="T12">e, i, j</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able:table-cell>
        </table:table-row>
        <table:table-row>
          <table:table-cell table:style-name="Tabla6.A1" office:value-type="string">
            <text:p text:style-name="P30">CE1f. Se ha evaluado la funcionalidad ofrecida por las herramientas utilizadas en programación.</text:p>
          </table:table-cell>
          <table:table-cell table:style-name="Tabla6.A1" office:value-type="string">
            <text:p text:style-name="P33"><text:span text:style-name="Fuente_20_de_20_párrafo_20_predeter."><text:span text:style-name="T13">20</text:span></text:span></text:p>
          </table:table-cell>
          <table:table-cell table:style-name="Tabla6.A1" office:value-type="string">
            <text:p text:style-name="P31"><text:span text:style-name="Fuente_20_de_20_párrafo_20_predeter."><text:span text:style-name="T12">e, h</text:span></text:span></text:p>
          </table:table-cell>
          <table:table-cell table:style-name="Tabla6.A1" office:value-type="string">
            <text:p text:style-name="P31"><text:span text:style-name="Fuente_20_de_20_párrafo_20_predeter."><text:span text:style-name="T12">d, f</text:span></text:span></text:p>
          </table:table-cell>
          <table:table-cell table:style-name="Tabla6.E1" office:value-type="string">
            <text:p text:style-name="P31"><text:span text:style-name="Fuente_20_de_20_párrafo_20_predeter."><text:span text:style-name="T12">1</text:span></text:span></text:p>
            <text:p text:style-name="P32"/>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29">RESULTADO DE APRENDIZAJE RA2</text:p>
          </table:table-cell>
          <table:covered-table-cell/>
          <table:covered-table-cell/>
          <table:covered-table-cell/>
          <table:table-cell table:style-name="Tabla7.E1" office:value-type="string">
            <text:p text:style-name="P29">%</text:p>
          </table:table-cell>
        </table:table-row>
        <table:table-row>
          <table:table-cell table:style-name="Tabla7.A1" table:number-columns-spanned="4" office:value-type="string">
            <text:p text:style-name="P30">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31"><text:span text:style-name="Fuente_20_de_20_párrafo_20_predeter."><text:span text:style-name="T12">10</text:span></text:span></text:p>
          </table:table-cell>
        </table:table-row>
        <table:table-row>
          <table:table-cell table:style-name="Tabla7.A1" office:value-type="string">
            <text:p text:style-name="P29">CRITERIO EVALUACIÓN</text:p>
          </table:table-cell>
          <table:table-cell table:style-name="Tabla7.A1" office:value-type="string">
            <text:p text:style-name="P32">%</text:p>
          </table:table-cell>
          <table:table-cell table:style-name="Tabla7.A1" office:value-type="string">
            <text:p text:style-name="P32">OG</text:p>
          </table:table-cell>
          <table:table-cell table:style-name="Tabla7.A1" office:value-type="string">
            <text:p text:style-name="P32">COM</text:p>
          </table:table-cell>
          <table:table-cell table:style-name="Tabla7.E1" office:value-type="string">
            <text:p text:style-name="P32">UD</text:p>
          </table:table-cell>
        </table:table-row>
        <table:table-row>
          <table:table-cell table:style-name="Tabla7.A1" office:value-type="string">
            <text:p text:style-name="P30">CE2a. Se han instalado entornos de desarrollo, propietarios y libres.</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1"><text:span text:style-name="Fuente_20_de_20_párrafo_20_predeter."><text:span text:style-name="T12">d, j</text:span></text:span></text:p>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b. Se han añadido y eliminado módulos en el entorno de desarrollo.</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c. Se ha personalizado y automatizado el entorno de desarrollo.</text:p>
          </table:table-cell>
          <table:table-cell table:style-name="Tabla7.A1" office:value-type="string">
            <text:p text:style-name="P31"><text:span text:style-name="Fuente_20_de_20_párrafo_20_predeter."><text:span text:style-name="T12">2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d. Se ha configurado el sistema de actualización del entorno de desarrollo.</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e. Se han generado ejecutables a partir de código fuente de diferentes lenguajes en un mismo entorno de desarrollo.</text:p>
          </table:table-cell>
          <table:table-cell table:style-name="Tabla7.A1" office:value-type="string">
            <text:p text:style-name="P31"><text:span text:style-name="Fuente_20_de_20_párrafo_20_predeter."><text:span text:style-name="T12">2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f. Se han generado ejecutables a partir de un mismo código fuente con varios entornos de desarrollo.</text:p>
          </table:table-cell>
          <table:table-cell table:style-name="Tabla7.A1" office:value-type="string">
            <text:p text:style-name="P31"><text:span text:style-name="Fuente_20_de_20_párrafo_20_predeter."><text:span text:style-name="T12">1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text:p>
            <text:p text:style-name="P32"/>
          </table:table-cell>
          <table:table-cell table:style-name="Tabla7.E1" office:value-type="string">
            <text:p text:style-name="P31"><text:span text:style-name="Fuente_20_de_20_párrafo_20_predeter."><text:span text:style-name="T12">2</text:span></text:span></text:p>
          </table:table-cell>
        </table:table-row>
        <table:table-row>
          <table:table-cell table:style-name="Tabla7.A1" office:value-type="string">
            <text:p text:style-name="P30">CE2g. Se han identificado las características comunes y específicas de diversos entornos de desarrollo.</text:p>
          </table:table-cell>
          <table:table-cell table:style-name="Tabla7.A1" office:value-type="string">
            <text:p text:style-name="P31"><text:span text:style-name="Fuente_20_de_20_párrafo_20_predeter."><text:span text:style-name="T12">20</text:span></text:span></text:p>
          </table:table-cell>
          <table:table-cell table:style-name="Tabla7.A1" office:value-type="string">
            <text:p text:style-name="P31"><text:span text:style-name="Fuente_20_de_20_párrafo_20_predeter."><text:span text:style-name="T12">d, i, j</text:span></text:span></text:p>
          </table:table-cell>
          <table:table-cell table:style-name="Tabla7.A1" office:value-type="string">
            <text:p text:style-name="P32">d, j, w</text:p>
            <text:p text:style-name="P32"/>
          </table:table-cell>
          <table:table-cell table:style-name="Tabla7.E1" office:value-type="string">
            <text:p text:style-name="P31"><text:span text:style-name="Fuente_20_de_20_párrafo_20_predeter."><text:span text:style-name="T12">2</text:span></text:span></text:p>
          </table:table-cell>
        </table:table-row>
      </table:table>
      <text:p text:style-name="P11"/>
      <text:p text:style-name="P1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29">RESULTADO DE APRENDIZAJE RA3</text:p>
          </table:table-cell>
          <table:covered-table-cell/>
          <table:covered-table-cell/>
          <table:covered-table-cell/>
          <table:table-cell table:style-name="Tabla8.E1" office:value-type="string">
            <text:p text:style-name="P29">%</text:p>
          </table:table-cell>
        </table:table-row>
        <table:table-row>
          <table:table-cell table:style-name="Tabla8.A1" table:number-columns-spanned="4" office:value-type="string">
            <text:p text:style-name="P30">Verifica el funcionamiento de programas diseñando y realizando pruebas.</text:p>
          </table:table-cell>
          <table:covered-table-cell/>
          <table:covered-table-cell/>
          <table:covered-table-cell/>
          <table:table-cell table:style-name="Tabla8.E1" office:value-type="string">
            <text:p text:style-name="P31"><text:span text:style-name="Fuente_20_de_20_párrafo_20_predeter."><text:span text:style-name="T12">25</text:span></text:span></text:p>
          </table:table-cell>
        </table:table-row>
        <table:table-row>
          <table:table-cell table:style-name="Tabla8.A1" office:value-type="string">
            <text:p text:style-name="P29">CRITERIO EVALUACIÓN</text:p>
          </table:table-cell>
          <table:table-cell table:style-name="Tabla8.A1" office:value-type="string">
            <text:p text:style-name="P32">%</text:p>
          </table:table-cell>
          <table:table-cell table:style-name="Tabla8.A1" office:value-type="string">
            <text:p text:style-name="P32">OG</text:p>
          </table:table-cell>
          <table:table-cell table:style-name="Tabla8.A1" office:value-type="string">
            <text:p text:style-name="P32">COM</text:p>
          </table:table-cell>
          <table:table-cell table:style-name="Tabla8.E1" office:value-type="string">
            <text:p text:style-name="P32">UD</text:p>
          </table:table-cell>
        </table:table-row>
        <text:soft-page-break/>
        <table:table-row>
          <table:table-cell table:style-name="Tabla8.A1" office:value-type="string">
            <text:p text:style-name="P30">CE3a. Se han identificado los diferentes tipos de pruebas.</text:p>
          </table:table-cell>
          <table:table-cell table:style-name="Tabla8.A1" office:value-type="string">
            <text:p text:style-name="P31"><text:span text:style-name="Fuente_20_de_20_párrafo_20_predeter."><text:span text:style-name="T12">10</text:span></text:span></text:p>
          </table:table-cell>
          <table:table-cell table:style-name="Tabla8.A1" office:value-type="string">
            <text:p text:style-name="P31"><text:span text:style-name="Fuente_20_de_20_párrafo_20_predeter."><text:span text:style-name="T12">r</text:span></text:span></text:p>
          </table:table-cell>
          <table:table-cell table:style-name="Tabla8.A1" office:value-type="string">
            <text:p text:style-name="P31"><text:span text:style-name="Fuente_20_de_20_párrafo_20_predeter."><text:span text:style-name="T12">r</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b. Se han definido casos de prueba.</text:p>
          </table:table-cell>
          <table:table-cell table:style-name="Tabla8.A1" office:value-type="string">
            <text:p text:style-name="P31"><text:span text:style-name="Fuente_20_de_20_párrafo_20_predeter."><text:span text:style-name="T12">2</text:span></text:span><text:span text:style-name="Fuente_20_de_20_párrafo_20_predeter."><text:span text:style-name="T14">0</text:span></text:span></text:p>
          </table:table-cell>
          <table:table-cell table:style-name="Tabla8.A1" office:value-type="string">
            <text:p text:style-name="P31"><text:span text:style-name="Fuente_20_de_20_párrafo_20_predeter."><text:span text:style-name="T12">r</text:span></text:span></text:p>
          </table:table-cell>
          <table:table-cell table:style-name="Tabla8.A1" office:value-type="string">
            <text:p text:style-name="P31"><text:span text:style-name="Fuente_20_de_20_párrafo_20_predeter."><text:span text:style-name="T12">i, r</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c. Se han identificado las herramientas de depuración y prueba de aplicaciones ofrecidas por el entorno de desarrollo.</text:p>
          </table:table-cell>
          <table:table-cell table:style-name="Tabla8.A1" office:value-type="string">
            <text:p text:style-name="P31"><text:span text:style-name="Fuente_20_de_20_párrafo_20_predeter."><text:span text:style-name="T12">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2">i, r</text:p>
            <text:p text:style-name="P32"/>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d. Se han utilizado herramientas de depuración para definir puntos de ruptura y seguimiento.</text:p>
          </table:table-cell>
          <table:table-cell table:style-name="Tabla8.A1" office:value-type="string">
            <text:p text:style-name="P35"><text:span text:style-name="Fuente_20_de_20_párrafo_20_predeter."><text:span text:style-name="T14">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2">i, r</text:p>
            <text:p text:style-name="P32"/>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e. Se han utilizado las herramientas de depuración para examinar y modificar el comportamiento de un programa en tiempo de ejecución.</text:p>
          </table:table-cell>
          <table:table-cell table:style-name="Tabla8.A1" office:value-type="string">
            <text:p text:style-name="P36"><text:span text:style-name="Fuente_20_de_20_párrafo_20_predeter."><text:span text:style-name="T14">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1"><text:span text:style-name="Fuente_20_de_20_párrafo_20_predeter."><text:span text:style-name="T12">r, t</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f. Se han efectuado pruebas unitarias de clases y funciones.</text:p>
          </table:table-cell>
          <table:table-cell table:style-name="Tabla8.A1" office:value-type="string">
            <text:p text:style-name="P36"><text:span text:style-name="Fuente_20_de_20_párrafo_20_predeter."><text:span text:style-name="T14">20</text:span></text:span></text:p>
          </table:table-cell>
          <table:table-cell table:style-name="Tabla8.A1" office:value-type="string">
            <text:p text:style-name="P31"><text:span text:style-name="Fuente_20_de_20_párrafo_20_predeter."><text:span text:style-name="T12">e, r</text:span></text:span></text:p>
          </table:table-cell>
          <table:table-cell table:style-name="Tabla8.A1" office:value-type="string">
            <text:p text:style-name="P32">i, r</text:p>
            <text:p text:style-name="P32"/>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 office:value-type="string">
            <text:p text:style-name="P30">CE3g. Se han implementado pruebas automáticas.</text:p>
          </table:table-cell>
          <table:table-cell table:style-name="Tabla8.A1" office:value-type="string">
            <text:p text:style-name="P36"><text:span text:style-name="Fuente_20_de_20_párrafo_20_predeter."><text:span text:style-name="T14">10</text:span></text:span></text:p>
          </table:table-cell>
          <table:table-cell table:style-name="Tabla8.A1" office:value-type="string">
            <text:p text:style-name="P31"><text:span text:style-name="Fuente_20_de_20_párrafo_20_predeter."><text:span text:style-name="T12">e,r</text:span></text:span></text:p>
          </table:table-cell>
          <table:table-cell table:style-name="Tabla8.A1" office:value-type="string">
            <text:p text:style-name="P31"><text:span text:style-name="Fuente_20_de_20_párrafo_20_predeter."><text:span text:style-name="T12">r</text:span></text:span></text:p>
          </table:table-cell>
          <table:table-cell table:style-name="Tabla8.E1" office:value-type="string">
            <text:p text:style-name="P31"><text:span text:style-name="Fuente_20_de_20_párrafo_20_predeter."><text:span text:style-name="T12">4</text:span></text:span></text:p>
          </table:table-cell>
        </table:table-row>
        <table:table-row>
          <table:table-cell table:style-name="Tabla8.A11" office:value-type="string">
            <text:p text:style-name="P30">CE3h. Se han documentado las incidencias detectadas.</text:p>
          </table:table-cell>
          <table:table-cell table:style-name="Tabla8.A11" office:value-type="string">
            <text:p text:style-name="P36"><text:span text:style-name="Fuente_20_de_20_párrafo_20_predeter."><text:span text:style-name="T14">10</text:span></text:span></text:p>
          </table:table-cell>
          <table:table-cell table:style-name="Tabla8.A11" office:value-type="string">
            <text:p text:style-name="P31"><text:span text:style-name="Fuente_20_de_20_párrafo_20_predeter."><text:span text:style-name="T12">e, r</text:span></text:span></text:p>
          </table:table-cell>
          <table:table-cell table:style-name="Tabla8.A11" office:value-type="string">
            <text:p text:style-name="P31"><text:span text:style-name="Fuente_20_de_20_párrafo_20_predeter."><text:span text:style-name="T12">r</text:span></text:span></text:p>
          </table:table-cell>
          <table:table-cell table:style-name="Tabla8.E11" office:value-type="string">
            <text:p text:style-name="P31"><text:span text:style-name="Fuente_20_de_20_párrafo_20_predeter."><text:span text:style-name="T12">4</text:span></text:span></text:p>
          </table:table-cell>
        </table:table-row>
      </table:table>
      <text:p text:style-name="Text_20_body"/>
      <text:p text:style-name="P11"/>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29">RESULTADO DE APRENDIZAJE RA4</text:p>
          </table:table-cell>
          <table:covered-table-cell/>
          <table:covered-table-cell/>
          <table:covered-table-cell/>
          <table:table-cell table:style-name="Tabla9.E1" office:value-type="string">
            <text:p text:style-name="P29">%</text:p>
          </table:table-cell>
        </table:table-row>
        <table:table-row>
          <table:table-cell table:style-name="Tabla9.A1" table:number-columns-spanned="4" office:value-type="string">
            <text:p text:style-name="P30">Optimiza código empleando las herramientas disponibles en el entorno de desarrollo.</text:p>
          </table:table-cell>
          <table:covered-table-cell/>
          <table:covered-table-cell/>
          <table:covered-table-cell/>
          <table:table-cell table:style-name="Tabla9.E1" office:value-type="string">
            <text:p text:style-name="P37"><text:span text:style-name="Fuente_20_de_20_párrafo_20_predeter."><text:span text:style-name="T12">25</text:span></text:span></text:p>
          </table:table-cell>
        </table:table-row>
        <table:table-row>
          <table:table-cell table:style-name="Tabla9.A1" office:value-type="string">
            <text:p text:style-name="P29">CRITERIO EVALUACIÓN</text:p>
          </table:table-cell>
          <table:table-cell table:style-name="Tabla9.A1" office:value-type="string">
            <text:p text:style-name="P32">%</text:p>
          </table:table-cell>
          <table:table-cell table:style-name="Tabla9.A1" office:value-type="string">
            <text:p text:style-name="P32">OG</text:p>
          </table:table-cell>
          <table:table-cell table:style-name="Tabla9.A1" office:value-type="string">
            <text:p text:style-name="P32">COM</text:p>
          </table:table-cell>
          <table:table-cell table:style-name="Tabla9.E1" office:value-type="string">
            <text:p text:style-name="P32">UD</text:p>
          </table:table-cell>
        </table:table-row>
        <table:table-row>
          <table:table-cell table:style-name="Tabla9.A1" office:value-type="string">
            <text:p text:style-name="P30">CE4a. Se han identificado los patrones de refactorización más usuales.</text:p>
          </table:table-cell>
          <table:table-cell table:style-name="Tabla9.A1" office:value-type="string">
            <text:p text:style-name="P37"><text:span text:style-name="Fuente_20_de_20_párrafo_20_predeter."><text:span text:style-name="T12">5</text:span></text:span></text:p>
          </table:table-cell>
          <table:table-cell table:style-name="Tabla9.A1" office:value-type="string">
            <text:p text:style-name="P31"><text:span text:style-name="Fuente_20_de_20_párrafo_20_predeter."><text:span text:style-name="T12">e, h</text:span></text:span></text:p>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b. Se han elaborado las pruebas asociadas a la refactorización.</text:p>
          </table:table-cell>
          <table:table-cell table:style-name="Tabla9.A1" office:value-type="string">
            <text:p text:style-name="P31"><text:span text:style-name="Fuente_20_de_20_párrafo_20_predeter."><text:span text:style-name="T12">10</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c. Se ha revisado el código fuente usando un analizador de código.</text:p>
          </table:table-cell>
          <table:table-cell table:style-name="Tabla9.A1" office:value-type="string">
            <text:p text:style-name="P31"><text:span text:style-name="Fuente_20_de_20_párrafo_20_predeter."><text:span text:style-name="T12">5</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d. Se han identificado las posibilidades de configuración de un analizador de código.</text:p>
          </table:table-cell>
          <table:table-cell table:style-name="Tabla9.A1" office:value-type="string">
            <text:p text:style-name="P31"><text:span text:style-name="Fuente_20_de_20_párrafo_20_predeter."><text:span text:style-name="T12">5</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0">CE4e. Se han aplicado patrones de refactorización con las herramientas que proporciona el entorno de desarrollo.</text:p>
          </table:table-cell>
          <table:table-cell table:style-name="Tabla9.A1" office:value-type="string">
            <text:p text:style-name="P31"><text:span text:style-name="Fuente_20_de_20_párrafo_20_predeter."><text:span text:style-name="T12">10</text:span></text:span></text:p>
          </table:table-cell>
          <table:table-cell table:style-name="Tabla9.A1" office:value-type="string">
            <text:p text:style-name="P32">e, h</text:p>
            <text:p text:style-name="P32"/>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row>
          <table:table-cell table:style-name="Tabla9.A1" office:value-type="string">
            <text:p text:style-name="P38">CE4f. Se ha realizado el control de versiones integrado en el entorno de desarrollo.</text:p>
          </table:table-cell>
          <table:table-cell table:style-name="Tabla9.A1" office:value-type="string">
            <text:p text:style-name="P31"><text:span text:style-name="Fuente_20_de_20_párrafo_20_predeter."><text:span text:style-name="T12">60</text:span></text:span></text:p>
          </table:table-cell>
          <table:table-cell table:style-name="Tabla9.A1" office:value-type="string">
            <text:p text:style-name="P31"><text:span text:style-name="Fuente_20_de_20_párrafo_20_predeter."><text:span text:style-name="T12">e, h, j</text:span></text:span></text:p>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3</text:span></text:span></text:p>
          </table:table-cell>
        </table:table-row>
        <table:table-row>
          <table:table-cell table:style-name="Tabla9.A1" office:value-type="string">
            <text:p text:style-name="P30">CE4g. Se han utilizado herramientas del entorno de desarrollo para documentar las clases.</text:p>
          </table:table-cell>
          <table:table-cell table:style-name="Tabla9.A1" office:value-type="string">
            <text:p text:style-name="P31"><text:span text:style-name="Fuente_20_de_20_párrafo_20_predeter."><text:span text:style-name="T12">5</text:span></text:span></text:p>
          </table:table-cell>
          <table:table-cell table:style-name="Tabla9.A1" office:value-type="string">
            <text:p text:style-name="P31"><text:span text:style-name="Fuente_20_de_20_párrafo_20_predeter."><text:span text:style-name="T12">e ,h, i, j</text:span></text:span></text:p>
          </table:table-cell>
          <table:table-cell table:style-name="Tabla9.A1" office:value-type="string">
            <text:p text:style-name="P31"><text:span text:style-name="Fuente_20_de_20_párrafo_20_predeter."><text:span text:style-name="T12">f, g, h</text:span></text:span></text:p>
          </table:table-cell>
          <table:table-cell table:style-name="Tabla9.E1" office:value-type="string">
            <text:p text:style-name="P31"><text:span text:style-name="Fuente_20_de_20_párrafo_20_predeter."><text:span text:style-name="T12">5</text:span></text:span></text:p>
          </table:table-cell>
        </table:table-row>
      </table:table>
      <text:p text:style-name="Text_20_body"/>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29">RESULTADO DE APRENDIZAJE RA5</text:p>
          </table:table-cell>
          <table:covered-table-cell/>
          <table:covered-table-cell/>
          <table:covered-table-cell/>
          <table:table-cell table:style-name="Tabla10.E1" office:value-type="string">
            <text:p text:style-name="P29">%</text:p>
          </table:table-cell>
        </table:table-row>
        <table:table-row>
          <table:table-cell table:style-name="Tabla10.A1" table:number-columns-spanned="4" office:value-type="string">
            <text:p text:style-name="P30">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31"><text:span text:style-name="Fuente_20_de_20_párrafo_20_predeter."><text:span text:style-name="T12">20</text:span></text:span></text:p>
          </table:table-cell>
        </table:table-row>
        <table:table-row>
          <table:table-cell table:style-name="Tabla10.A1" office:value-type="string">
            <text:p text:style-name="P29">CRITERIO EVALUACIÓN</text:p>
          </table:table-cell>
          <table:table-cell table:style-name="Tabla10.A1" office:value-type="string">
            <text:p text:style-name="P32">%</text:p>
          </table:table-cell>
          <table:table-cell table:style-name="Tabla10.A1" office:value-type="string">
            <text:p text:style-name="P32">OG</text:p>
          </table:table-cell>
          <table:table-cell table:style-name="Tabla10.A1" office:value-type="string">
            <text:p text:style-name="P32">COM</text:p>
          </table:table-cell>
          <table:table-cell table:style-name="Tabla10.E1" office:value-type="string">
            <text:p text:style-name="P32">UD</text:p>
          </table:table-cell>
        </table:table-row>
        <table:table-row>
          <table:table-cell table:style-name="Tabla10.A1" office:value-type="string">
            <text:p text:style-name="P30">CE5a. Se han identificado los conceptos básicos de la programación orientada a objetos.</text:p>
          </table:table-cell>
          <table:table-cell table:style-name="Tabla10.A1" office:value-type="string">
            <text:p text:style-name="P31"><text:span text:style-name="Fuente_20_de_20_párrafo_20_predeter."><text:span text:style-name="T12">10</text:span></text:span></text:p>
          </table:table-cell>
          <table:table-cell table:style-name="Tabla10.A1" office:value-type="string">
            <text:p text:style-name="P31"><text:span text:style-name="Fuente_20_de_20_párrafo_20_predeter."><text:span text:style-name="T12">e, i, j</text:span></text:span></text:p>
          </table:table-cell>
          <table:table-cell table:style-name="Tabla10.A1" office:value-type="string">
            <text:p text:style-name="P31"><text:span text:style-name="Fuente_20_de_20_párrafo_20_predeter."><text:span text:style-name="T12">g, h, j</text:span></text:span></text:p>
          </table:table-cell>
          <table:table-cell table:style-name="Tabla10.E1" office:value-type="string">
            <text:p text:style-name="P31"><text:span text:style-name="Fuente_20_de_20_párrafo_20_predeter."><text:span text:style-name="T12">6</text:span></text:span></text:p>
          </table:table-cell>
        </table:table-row>
        <table:table-row>
          <table:table-cell table:style-name="Tabla10.A1" office:value-type="string">
            <text:p text:style-name="P30">CE5b. Se ha instalado el módulo del entorno integrado de desarrollo que permite la utilización de diagramas de clases.</text:p>
          </table:table-cell>
          <table:table-cell table:style-name="Tabla10.A1" office:value-type="string">
            <text:p text:style-name="P31"><text:span text:style-name="Fuente_20_de_20_párrafo_20_predeter."><text:span text:style-name="T12">5</text:span></text:span></text:p>
          </table:table-cell>
          <table:table-cell table:style-name="Tabla10.A1" office:value-type="string">
            <text:p text:style-name="P31"><text:span text:style-name="Fuente_20_de_20_párrafo_20_predeter."><text:span text:style-name="T12">d, e, h</text:span></text:span></text:p>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text:span></text:span></text:p>
          </table:table-cell>
        </table:table-row>
        <table:table-row>
          <table:table-cell table:style-name="Tabla10.A1" office:value-type="string">
            <text:p text:style-name="P30">CE5c. Se han identificado las herramientas para la elaboración de diagramas de clases.</text:p>
          </table:table-cell>
          <table:table-cell table:style-name="Tabla10.A1" office:value-type="string">
            <text:p text:style-name="P31"><text:span text:style-name="Fuente_20_de_20_párrafo_20_predeter."><text:span text:style-name="T12">5</text:span></text:span></text:p>
          </table:table-cell>
          <table:table-cell table:style-name="Tabla10.A1" office:value-type="string">
            <text:p text:style-name="P31"><text:span text:style-name="Fuente_20_de_20_párrafo_20_predeter."><text:span text:style-name="T12">e, i, j</text:span></text:span></text:p>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text:span></text:span></text:p>
          </table:table-cell>
        </table:table-row>
        <table:table-row>
          <table:table-cell table:style-name="Tabla10.A1" office:value-type="string">
            <text:p text:style-name="P30">CE5d. Se ha interpretado el significado de diagramas de clases.</text:p>
          </table:table-cell>
          <table:table-cell table:style-name="Tabla10.A1" office:value-type="string">
            <text:p text:style-name="P37"><text:span text:style-name="Fuente_20_de_20_párrafo_20_predeter."><text:span text:style-name="T12">20</text:span></text:span></text:p>
          </table:table-cell>
          <table:table-cell table:style-name="Tabla10.A1" office:value-type="string">
            <text:p text:style-name="P31"><text:span text:style-name="Fuente_20_de_20_párrafo_20_predeter."><text:span text:style-name="T12">h, i, j</text:span></text:span></text:p>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 8</text:span></text:span></text:p>
          </table:table-cell>
        </table:table-row>
        <text:soft-page-break/>
        <table:table-row>
          <table:table-cell table:style-name="Tabla10.A1" office:value-type="string">
            <text:p text:style-name="P30">CE5e. Se han trazado diagramas de clases a partir de las especificaciones de las mismas.</text:p>
          </table:table-cell>
          <table:table-cell table:style-name="Tabla10.A1" office:value-type="string">
            <text:p text:style-name="P31"><text:span text:style-name="Fuente_20_de_20_párrafo_20_predeter."><text:span text:style-name="T12">20</text:span></text:span></text:p>
          </table:table-cell>
          <table:table-cell table:style-name="Tabla10.A1" office:value-type="string">
            <text:p text:style-name="P32">h, i, j</text:p>
            <text:p text:style-name="P32"/>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 8</text:span></text:span></text:p>
          </table:table-cell>
        </table:table-row>
        <table:table-row>
          <table:table-cell table:style-name="Tabla10.A1" office:value-type="string">
            <text:p text:style-name="P30">CE5f. Se ha generado código a partir de un diagrama de clases.</text:p>
          </table:table-cell>
          <table:table-cell table:style-name="Tabla10.A1" office:value-type="string">
            <text:p text:style-name="P31"><text:span text:style-name="Fuente_20_de_20_párrafo_20_predeter."><text:span text:style-name="T12">20</text:span></text:span></text:p>
          </table:table-cell>
          <table:table-cell table:style-name="Tabla10.A1" office:value-type="string">
            <text:p text:style-name="P32">h, i, j</text:p>
            <text:p text:style-name="P32"/>
          </table:table-cell>
          <table:table-cell table:style-name="Tabla10.A1" office:value-type="string">
            <text:p text:style-name="P32">g, h, j</text:p>
            <text:p text:style-name="P32"/>
          </table:table-cell>
          <table:table-cell table:style-name="Tabla10.E1" office:value-type="string">
            <text:p text:style-name="P31"><text:span text:style-name="Fuente_20_de_20_párrafo_20_predeter."><text:span text:style-name="T12">6, 8</text:span></text:span></text:p>
          </table:table-cell>
        </table:table-row>
        <table:table-row>
          <table:table-cell table:style-name="Tabla10.A1" office:value-type="string">
            <text:p text:style-name="P30">CE5g. Se ha generado un diagrama de clases mediante ingeniería inversa.</text:p>
          </table:table-cell>
          <table:table-cell table:style-name="Tabla10.A1" office:value-type="string">
            <text:p text:style-name="P31"><text:span text:style-name="Fuente_20_de_20_párrafo_20_predeter."><text:span text:style-name="T12">20</text:span></text:span></text:p>
          </table:table-cell>
          <table:table-cell table:style-name="Tabla10.A1" office:value-type="string">
            <text:p text:style-name="P32">h, i, j</text:p>
            <text:p text:style-name="P32"/>
          </table:table-cell>
          <table:table-cell table:style-name="Tabla10.A1" office:value-type="string">
            <text:p text:style-name="P31"><text:span text:style-name="Fuente_20_de_20_párrafo_20_predeter."><text:span text:style-name="T12">g, h, j,v</text:span></text:span></text:p>
          </table:table-cell>
          <table:table-cell table:style-name="Tabla10.E1" office:value-type="string">
            <text:p text:style-name="P31"><text:span text:style-name="Fuente_20_de_20_párrafo_20_predeter."><text:span text:style-name="T12">6, 8</text:span></text:span></text:p>
          </table:table-cell>
        </table:table-row>
      </table:table>
      <text:p text:style-name="P11"/>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29">RESULTADO DE APRENDIZAJE RA6</text:p>
          </table:table-cell>
          <table:covered-table-cell/>
          <table:covered-table-cell/>
          <table:covered-table-cell/>
          <table:table-cell table:style-name="Tabla11.E1" office:value-type="string">
            <text:p text:style-name="P29">%</text:p>
          </table:table-cell>
        </table:table-row>
        <table:table-row>
          <table:table-cell table:style-name="Tabla11.A1" table:number-columns-spanned="4" office:value-type="string">
            <text:p text:style-name="P30">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31"><text:span text:style-name="Fuente_20_de_20_párrafo_20_predeter."><text:span text:style-name="T12">10</text:span></text:span></text:p>
          </table:table-cell>
        </table:table-row>
        <table:table-row>
          <table:table-cell table:style-name="Tabla11.A1" office:value-type="string">
            <text:p text:style-name="P29">CRITERIO EVALUACIÓN</text:p>
          </table:table-cell>
          <table:table-cell table:style-name="Tabla11.A1" office:value-type="string">
            <text:p text:style-name="P32">%</text:p>
          </table:table-cell>
          <table:table-cell table:style-name="Tabla11.A1" office:value-type="string">
            <text:p text:style-name="P32">OG</text:p>
          </table:table-cell>
          <table:table-cell table:style-name="Tabla11.A1" office:value-type="string">
            <text:p text:style-name="P32">COM</text:p>
          </table:table-cell>
          <table:table-cell table:style-name="Tabla11.E1" office:value-type="string">
            <text:p text:style-name="P32">UD</text:p>
          </table:table-cell>
        </table:table-row>
        <table:table-row>
          <table:table-cell table:style-name="Tabla11.A1" office:value-type="string">
            <text:p text:style-name="P30">CE6a. Se han identificado los distintos tipos de diagramas de comportamiento.</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2">g, h, j</text:p>
          </table:table-cell>
          <table:table-cell table:style-name="Tabla11.E1" office:value-type="string">
            <text:p text:style-name="P31"><text:span text:style-name="Fuente_20_de_20_párrafo_20_predeter."><text:span text:style-name="T12">7</text:span></text:span></text:p>
          </table:table-cell>
        </table:table-row>
        <table:table-row>
          <table:table-cell table:style-name="Tabla11.A1" office:value-type="string">
            <text:p text:style-name="P30">CE6b. Se ha reconocido el significado de los diagramas de casos de uso.</text:p>
          </table:table-cell>
          <table:table-cell table:style-name="Tabla11.A1" office:value-type="string">
            <text:p text:style-name="P31"><text:span text:style-name="Fuente_20_de_20_párrafo_20_predeter."><text:span text:style-name="T12">15</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2">g, h, j</text:p>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c. Se han interpretado diagramas de interacción.</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2">g, h, j</text:p>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d. Se han elaborado diagramas de interacción sencillos.</text:p>
          </table:table-cell>
          <table:table-cell table:style-name="Tabla11.A1" office:value-type="string">
            <text:p text:style-name="P31"><text:span text:style-name="Fuente_20_de_20_párrafo_20_predeter."><text:span text:style-name="T12">15</text:span></text:span></text:p>
          </table:table-cell>
          <table:table-cell table:style-name="Tabla11.A1" office:value-type="string">
            <text:p text:style-name="P31"><text:span text:style-name="Fuente_20_de_20_párrafo_20_predeter."><text:span text:style-name="T12">e, h, i, j</text:span></text:span></text:p>
          </table:table-cell>
          <table:table-cell table:style-name="Tabla11.A1" office:value-type="string">
            <text:p text:style-name="P32">g, h, j</text:p>
            <text:p text:style-name="P32"/>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e. Se ha interpretado el significado de diagramas de actividades.</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2">e, i, j</text:p>
            <text:p text:style-name="P32"/>
          </table:table-cell>
          <table:table-cell table:style-name="Tabla11.A1" office:value-type="string">
            <text:p text:style-name="P32">g, h, j</text:p>
            <text:p text:style-name="P32"/>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f. Se han elaborado diagramas de actividades sencillos.</text:p>
          </table:table-cell>
          <table:table-cell table:style-name="Tabla11.A1" office:value-type="string">
            <text:p text:style-name="P31"><text:span text:style-name="Fuente_20_de_20_párrafo_20_predeter."><text:span text:style-name="T12">15</text:span></text:span></text:p>
          </table:table-cell>
          <table:table-cell table:style-name="Tabla11.A1" office:value-type="string">
            <text:p text:style-name="P31"><text:span text:style-name="Fuente_20_de_20_párrafo_20_predeter."><text:span text:style-name="T12">e, h, i, j</text:span></text:span></text:p>
          </table:table-cell>
          <table:table-cell table:style-name="Tabla11.A1" office:value-type="string">
            <text:p text:style-name="P32">g, h, j</text:p>
            <text:p text:style-name="P32"/>
          </table:table-cell>
          <table:table-cell table:style-name="Tabla11.E1" office:value-type="string">
            <text:p text:style-name="P31"><text:span text:style-name="Fuente_20_de_20_párrafo_20_predeter."><text:span text:style-name="T12">7, 8</text:span></text:span></text:p>
          </table:table-cell>
        </table:table-row>
        <table:table-row>
          <table:table-cell table:style-name="Tabla11.A1" office:value-type="string">
            <text:p text:style-name="P30">CE6g. Se han interpretado diagramas de estados.</text:p>
          </table:table-cell>
          <table:table-cell table:style-name="Tabla11.A1" office:value-type="string">
            <text:p text:style-name="P31"><text:span text:style-name="Fuente_20_de_20_párrafo_20_predeter."><text:span text:style-name="T12">10</text:span></text:span></text:p>
          </table:table-cell>
          <table:table-cell table:style-name="Tabla11.A1" office:value-type="string">
            <text:p text:style-name="P31"><text:span text:style-name="Fuente_20_de_20_párrafo_20_predeter."><text:span text:style-name="T12">e, i, j</text:span></text:span></text:p>
          </table:table-cell>
          <table:table-cell table:style-name="Tabla11.A1" office:value-type="string">
            <text:p text:style-name="P31"><text:span text:style-name="Fuente_20_de_20_párrafo_20_predeter."><text:span text:style-name="T12">g, h, j</text:span></text:span></text:p>
          </table:table-cell>
          <table:table-cell table:style-name="Tabla11.E1" office:value-type="string">
            <text:p text:style-name="P31"><text:span text:style-name="Fuente_20_de_20_párrafo_20_predeter."><text:span text:style-name="T12">7</text:span></text:span></text:p>
          </table:table-cell>
        </table:table-row>
        <table:table-row>
          <table:table-cell table:style-name="Tabla11.A11" office:value-type="string">
            <text:p text:style-name="P30">CE6h. Se han planteado diagramas de estados sencillos.</text:p>
          </table:table-cell>
          <table:table-cell table:style-name="Tabla11.A11" office:value-type="string">
            <text:p text:style-name="P31"><text:span text:style-name="Fuente_20_de_20_párrafo_20_predeter."><text:span text:style-name="T12">15</text:span></text:span></text:p>
          </table:table-cell>
          <table:table-cell table:style-name="Tabla11.A11" office:value-type="string">
            <text:p text:style-name="P31"><text:span text:style-name="Fuente_20_de_20_párrafo_20_predeter."><text:span text:style-name="T12">e, h, i, j</text:span></text:span></text:p>
          </table:table-cell>
          <table:table-cell table:style-name="Tabla11.A11" office:value-type="string">
            <text:p text:style-name="P31"><text:span text:style-name="Fuente_20_de_20_párrafo_20_predeter."><text:span text:style-name="T12">g, h, j</text:span></text:span></text:p>
          </table:table-cell>
          <table:table-cell table:style-name="Tabla11.E11" office:value-type="string">
            <text:p text:style-name="P31"><text:span text:style-name="Fuente_20_de_20_párrafo_20_predeter."><text:span text:style-name="T12">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P39">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text:span text:style-name="T15">junto a los pesos porcentuales, </text:span>son:</text:p>
      <text:list text:style-name="L9">
        <text:list-item>
          <text:p text:style-name="P40">Pruebas objetivas globales<text:tab/><text:span text:style-name="T16">70</text:span><text:span text:style-name="T17">%</text:span></text:p>
          <text:list>
            <text:list-item>
              <text:p text:style-name="P41">Prácticas<text:tab/>70%</text:p>
            </text:list-item>
            <text:list-item>
              <text:p text:style-name="P41">Teóricas y tipo test<text:tab/>30%</text:p>
            </text:list-item>
          </text:list>
        </text:list-item>
        <text:list-item>
          <text:p text:style-name="P42">Trabajos y prácticas<text:tab/><text:span text:style-name="T17">3</text:span><text:span text:style-name="T16">0</text:span><text:span text:style-name="T17">%</text:span></text:p>
          <text:list>
            <text:list-item>
              <text:p text:style-name="P41">Individuales<text:tab/>70%</text:p>
            </text:list-item>
            <text:list-item>
              <text:p text:style-name="P41">Colectivos<text:tab/>30%</text:p>
            </text:list-item>
          </text:list>
        </text:list-item>
      </text:list>
      <text:p text:style-name="Text_20_body"><text:soft-page-break/>Por regla general las entregas se realizarán en la plataforma <text:span text:style-name="T17">Aules</text:span>,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P43">El proceso de evaluación finaliza obteniendo la calificación final teniendo en cuenta el nivel alcanzado en cada uno de los CE en el porcentaje asignado. Se propone la media ponderada de cada criterio dentro de cada RA, sumando a su vez para cada RA según su porcentaje.</text:p>
      <text:p text:style-name="P43">Si la <text:span text:style-name="T2">media de los RA es superior a 5</text:span>, <text:span text:style-name="T2">todos los RA alcanzan una nota mayor o igual que </text:span><text:span text:style-name="T18">5</text:span>, se ha <text:span text:style-name="T2">superado el módulo</text:span> y posee las competencias del mismo.</text:p>
      <text:p text:style-name="P43">En caso de <text:span text:style-name="T2">no alcanzar el </text:span><text:span text:style-name="T18">5</text:span><text:span text:style-name="T2"> en alguno de los </text:span><text:span text:style-name="T18">RA</text:span>, el alumno <text:span text:style-name="T2">no alcanza todas las competencias</text:span> necesarias para su futura actividad laboral, no pudiendo desempeñar con garantías las funciones de un titulado en DAM.</text:p>
      <text:p text:style-name="P43">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text:span text:style-name="T15">l</text:span>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Mínimos exigibles.<text:bookmark-end text:name="_Toc588340800"/></text:h>
      <text:p text:style-name="P14">El alumno ha de alcanzar unos mínimos recomendables para cumplir con el objetivo de desarrollar con las suficientes garantías la actividad laboral, teniendo en cuenta las <text:soft-page-break/>competencias asociadas, fijándose los siguientes mínimos en función del nivel básico de cumplimiento de los RA:</text:p>
      <table:table table:name="Tabla12" table:style-name="Tabla12">
        <table:table-column table:style-name="Tabla12.A"/>
        <table:table-column table:style-name="Tabla12.B"/>
        <table:table-row table:style-name="Tabla12.1">
          <table:table-cell table:style-name="Tabla12.A1" office:value-type="string">
            <text:p text:style-name="P44">RA1</text:p>
          </table:table-cell>
          <table:table-cell table:style-name="Tabla12.B1" office:value-type="string">
            <text:p text:style-name="P45">CE1c. Se han diferenciado los conceptos de código fuente, objeto y ejecutable.</text:p>
            <text:p text:style-name="P45">CE1e. Se han clasificado los lenguajes de programación.</text:p>
            <text:p text:style-name="P45">CE1f. Se ha evaluado la funcionalidad ofrecida por las herramientas utilizadas en programación.</text:p>
          </table:table-cell>
        </table:table-row>
        <table:table-row table:style-name="Tabla12.2">
          <table:table-cell table:style-name="Tabla12.A1" office:value-type="string">
            <text:p text:style-name="P44">RA2</text:p>
          </table:table-cell>
          <table:table-cell table:style-name="Tabla12.B1" office:value-type="string">
            <text:p text:style-name="P45">CE2c. Se ha personalizado y automatizado el entorno de desarrollo.</text:p>
            <text:p text:style-name="P45">CE2e. Se han generado ejecutables a partir de código fuente de diferentes lenguajes en un mismo entorno de desarrollo.</text:p>
          </table:table-cell>
        </table:table-row>
        <table:table-row table:style-name="Tabla12.1">
          <table:table-cell table:style-name="Tabla12.A1" office:value-type="string">
            <text:p text:style-name="P44">RA3</text:p>
          </table:table-cell>
          <table:table-cell table:style-name="Tabla12.B1" office:value-type="string">
            <text:p text:style-name="P45">CE3a. Se han identificado los diferentes tipos de pruebas.</text:p>
            <text:p text:style-name="P45">CE3b. Se han definido casos de prueba.</text:p>
            <text:p text:style-name="P45">CE3d. Se han utilizado herramientas de depuración para definir puntos de ruptura y seguimiento.</text:p>
            <text:p text:style-name="P45">CE3f. Se han efectuado pruebas unitarias de clases y funciones.</text:p>
            <text:p text:style-name="P45">CE3g. Se han implementado pruebas automáticas.</text:p>
          </table:table-cell>
        </table:table-row>
        <table:table-row table:style-name="Tabla12.1">
          <table:table-cell table:style-name="Tabla12.A1" office:value-type="string">
            <text:p text:style-name="P44">RA4</text:p>
          </table:table-cell>
          <table:table-cell table:style-name="Tabla12.B1" office:value-type="string">
            <text:p text:style-name="P45">CE4a. Se han identificado los patrones de refactorización más usuales.</text:p>
            <text:p text:style-name="P45">CE4b. Se han elaborado las pruebas asociadas a la refactorización.</text:p>
            <text:p text:style-name="P45">CE4c. Se ha revisado el código fuente usando un analizador de código.</text:p>
            <text:p text:style-name="P45">CE4e. Se han aplicado patrones de refactorización con las herramientas que proporciona el entorno de desarrollo.</text:p>
            <text:p text:style-name="P45">CE4f. Se ha realizado el control de versiones integrado en el entorno de desarrollo.</text:p>
          </table:table-cell>
        </table:table-row>
        <text:soft-page-break/>
        <table:table-row table:style-name="Tabla12.1">
          <table:table-cell table:style-name="Tabla12.A1" office:value-type="string">
            <text:p text:style-name="P44">RA5</text:p>
          </table:table-cell>
          <table:table-cell table:style-name="Tabla12.B1" office:value-type="string">
            <text:p text:style-name="P45">CE5a. Se han identificado los conceptos básicos de la programación orientada a objetos.</text:p>
            <text:p text:style-name="P45">CE5d. Se ha interpretado el significado de diagramas de clases.</text:p>
            <text:p text:style-name="P45">CE5e. Se han trazado diagramas de clases a partir de las especificaciones de las mismas.</text:p>
            <text:p text:style-name="P45">CE5f. Se ha generado código a partir de un diagrama de clases.</text:p>
            <text:p text:style-name="P45">CE5g. Se ha generado un diagrama de clases mediante ingeniería inversa.</text:p>
          </table:table-cell>
        </table:table-row>
        <table:table-row table:style-name="Tabla12.1">
          <table:table-cell table:style-name="Tabla12.A1" office:value-type="string">
            <text:p text:style-name="P44">RA6</text:p>
          </table:table-cell>
          <table:table-cell table:style-name="Tabla12.B1" office:value-type="string">
            <text:p text:style-name="P45">CE6a. Se han identificado los distintos tipos de diagramas de comportamiento.</text:p>
            <text:p text:style-name="P45">CE6b. Se ha reconocido el significado de los diagramas de casos de uso.</text:p>
            <text:p text:style-name="P45">CE6d. Se han elaborado diagramas de interacción sencillos. </text:p>
            <text:p text:style-name="P46"><text:span text:style-name="Fuente_20_de_20_párrafo_20_predeter."><text:span text:style-name="T4">CE6f. Se han elaborado diagramas de actividades sencillos. <text:s/></text:span></text:span></text:p>
            <text:p text:style-name="P45">CE6h. Se han planteado diagramas de estados sencillos. </text:p>
          </table:table-cell>
        </table:table-row>
      </table:table>
      <text:p text:style-name="P14"/>
      <text:p text:style-name="Text_20_body"/>
      <text:h text:style-name="Heading_20_2" text:outline-level="2"><text:bookmark-start text:name="_Toc684668643"/>Plan de recuperación para la segunda evaluación ordinaria.<text:bookmark-end text:name="_Toc684668643"/></text:h>
      <text:p text:style-name="P14">La RESOLUCIÓN de 6 de julio de 2023, establece en su art. 13.4 (Acceso a la segunda convocatoria) la planificación de un programa de recuperación de los módulos profesionales no superados.</text:p>
      <text:p text:style-name="P14">En el caso de alumnos que se encuentran cursando el primer curso, se establecen 2 planes de recuperación atendiendo a la calificación obtenida:</text:p>
      <text:p text:style-name="P14">Alumnos con calificación global menor de 5: Se establece un plan global para todos.</text:p>
      <text:p text:style-name="P14">Alumnos con calificación global mayor o igual que 5 pero que no alcanza un nivel básico <text:soft-page-break/>en alguno de los CE: Plan de recuperación personalizado para CE pendientes.</text:p>
      <text:p text:style-name="P14">El plan global de recuperación se divide en 3 elementos:</text:p>
      <text:p text:style-name="P14">Prueba práctica con un peso de un 60%. Resolución de 5 de entre los siguientes, dependiendo de los RA pendientes:</text:p>
      <text:list text:style-name="L10">
        <text:list-item>
          <text:p text:style-name="P47">Proceso de creación de un programa: compiliación, enlace y herramientas necesarias Resolución de incidencias.</text:p>
        </text:list-item>
        <text:list-item>
          <text:p text:style-name="P47">Diseño, creación, ejecución y/o análisis de casos de prueba.</text:p>
        </text:list-item>
        <text:list-item>
          <text:p text:style-name="P47">Uso de repositorios de código.</text:p>
        </text:list-item>
        <text:list-item>
          <text:p text:style-name="P47">Refactorización.</text:p>
        </text:list-item>
        <text:list-item>
          <text:p text:style-name="P47">Diagramas de UML: especificación, análisis, diseño y/o implementación.</text:p>
        </text:list-item>
      </text:list>
      <text:p text:style-name="P14">Prueba escrita que pondera un 20%. El instrumento de evaluación consistirá en una prueba tipo test de 30 minutos de duración y 25 preguntas tipo test, de estas 25 preguntas 15 serán de mínimos exigibles y 10 de otros conceptos.</text:p>
      <text:p text:style-name="P14">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4">RESULTADO DE APRENDIZAJE/CRITERIO EVALUACIÓN</text:p>
          </table:table-cell>
          <table:table-cell table:style-name="Tabla13.B1" office:value-type="string">
            <text:p text:style-name="P14">%</text:p>
          </table:table-cell>
        </table:table-row>
        <table:table-row table:style-name="Tabla13.1">
          <table:table-cell table:style-name="Tabla13.A2" office:value-type="string">
            <text:p text:style-name="P48">RA1. Reconoce los elementos y herramientas que intervienen en el <text:soft-page-break/>desarrollo de un programa informático, analizando sus características y las fases en las que actúan hasta llegar a su puesta en funcionamiento.</text:p>
          </table:table-cell>
          <table:table-cell table:style-name="Tabla13.B1" office:value-type="string">
            <text:p text:style-name="P14">10</text:p>
          </table:table-cell>
        </table:table-row>
        <table:table-row table:style-name="Tabla13.1">
          <table:table-cell table:style-name="Tabla13.A2" office:value-type="string">
            <text:p text:style-name="P45">CE1c. Se han diferenciado los conceptos de código fuente, objeto y ejecutable</text:p>
          </table:table-cell>
          <table:table-cell table:style-name="Tabla13.B1" office:value-type="string">
            <text:p text:style-name="P14">33</text:p>
          </table:table-cell>
        </table:table-row>
        <table:table-row table:style-name="Tabla13.1">
          <table:table-cell table:style-name="Tabla13.A2" office:value-type="string">
            <text:p text:style-name="P45">CE1e. Se han clasificado los lenguajes de programación.</text:p>
          </table:table-cell>
          <table:table-cell table:style-name="Tabla13.B1" office:value-type="string">
            <text:p text:style-name="P14">33</text:p>
          </table:table-cell>
        </table:table-row>
        <table:table-row table:style-name="Tabla13.1">
          <table:table-cell table:style-name="Tabla13.A2" office:value-type="string">
            <text:p text:style-name="P45">CE1f. Se ha evaluado la funcionalidad ofrecida por las herramientas utilizadas en programación.</text:p>
          </table:table-cell>
          <table:table-cell table:style-name="Tabla13.B1" office:value-type="string">
            <text:p text:style-name="P14">33</text:p>
          </table:table-cell>
        </table:table-row>
        <table:table-row table:style-name="Tabla13.1">
          <table:table-cell table:style-name="Tabla13.A6" office:value-type="string">
            <text:p text:style-name="P48">RA2. Evalúa entornos integrados de desarrollo analizando sus características para editar código fuente y generar ejecutables. <text:s/></text:p>
          </table:table-cell>
          <table:table-cell table:style-name="Tabla13.B6" office:value-type="string">
            <text:p text:style-name="P14">10</text:p>
          </table:table-cell>
        </table:table-row>
        <table:table-row table:style-name="Tabla13.1">
          <table:table-cell table:style-name="Tabla13.A2" office:value-type="string">
            <text:p text:style-name="P45">CE2c. Se ha personalizado y automatizado el entorno de desarrollo.</text:p>
          </table:table-cell>
          <table:table-cell table:style-name="Tabla13.B1" office:value-type="string">
            <text:p text:style-name="P14">70</text:p>
          </table:table-cell>
        </table:table-row>
        <table:table-row table:style-name="Tabla13.1">
          <table:table-cell table:style-name="Tabla13.A2" office:value-type="string">
            <text:p text:style-name="P45">CE2e. Se han generado ejecutables a partir de código fuente de diferentes lenguajes en un mismo entorno de desarrollo.</text:p>
          </table:table-cell>
          <table:table-cell table:style-name="Tabla13.B1" office:value-type="string">
            <text:p text:style-name="P14">30</text:p>
          </table:table-cell>
        </table:table-row>
        <table:table-row table:style-name="Tabla13.1">
          <table:table-cell table:style-name="Tabla13.A2" office:value-type="string">
            <text:p text:style-name="P48">RA3. Verifica el funcionamiento de programas diseñando y realizando pruebas.</text:p>
          </table:table-cell>
          <table:table-cell table:style-name="Tabla13.B1" office:value-type="string">
            <text:p text:style-name="P14">25</text:p>
          </table:table-cell>
        </table:table-row>
        <table:table-row table:style-name="Tabla13.1">
          <table:table-cell table:style-name="Tabla13.A2" office:value-type="string">
            <text:p text:style-name="P45">CE3a. Se han identificado los diferentes tipos de pruebas.</text:p>
          </table:table-cell>
          <table:table-cell table:style-name="Tabla13.B1" office:value-type="string">
            <text:p text:style-name="P14">20</text:p>
          </table:table-cell>
        </table:table-row>
        <table:table-row table:style-name="Tabla13.1">
          <table:table-cell table:style-name="Tabla13.A2" office:value-type="string">
            <text:p text:style-name="P45">CE3b. Se han definido casos de prueba.</text:p>
          </table:table-cell>
          <table:table-cell table:style-name="Tabla13.B1" office:value-type="string">
            <text:p text:style-name="P14">20</text:p>
          </table:table-cell>
        </table:table-row>
        <table:table-row table:style-name="Tabla13.1">
          <table:table-cell table:style-name="Tabla13.A6" office:value-type="string">
            <text:p text:style-name="P45">CE3d. Se han utilizado herramientas de depuración para definir puntos de ruptura y seguimiento.</text:p>
          </table:table-cell>
          <table:table-cell table:style-name="Tabla13.B6" office:value-type="string">
            <text:p text:style-name="P14">20</text:p>
          </table:table-cell>
        </table:table-row>
        <table:table-row table:style-name="Tabla13.1">
          <table:table-cell table:style-name="Tabla13.A6" office:value-type="string">
            <text:p text:style-name="P45">CE3f. Se han efectuado pruebas unitarias de clases y funciones.</text:p>
          </table:table-cell>
          <table:table-cell table:style-name="Tabla13.B6" office:value-type="string">
            <text:p text:style-name="P49">20</text:p>
          </table:table-cell>
        </table:table-row>
        <table:table-row table:style-name="Tabla13.1">
          <table:table-cell table:style-name="Tabla13.A6" office:value-type="string">
            <text:p text:style-name="P45">CE3g. Se han implementado pruebas automáticas.</text:p>
          </table:table-cell>
          <table:table-cell table:style-name="Tabla13.B6" office:value-type="string">
            <text:p text:style-name="P49">20</text:p>
          </table:table-cell>
        </table:table-row>
        <table:table-row table:style-name="Tabla13.1">
          <table:table-cell table:style-name="Tabla13.A2" office:value-type="string">
            <text:p text:style-name="P48">RA4. Optimiza código empleando las herramientas disponibles en el entorno de desarrollo.</text:p>
          </table:table-cell>
          <table:table-cell table:style-name="Tabla13.B1" office:value-type="string">
            <text:p text:style-name="P14">25</text:p>
          </table:table-cell>
        </table:table-row>
        <table:table-row table:style-name="Tabla13.1">
          <table:table-cell table:style-name="Tabla13.A2" office:value-type="string">
            <text:p text:style-name="P45">CE4a. Se han identificado los patrones de refactorización más usuales.</text:p>
          </table:table-cell>
          <table:table-cell table:style-name="Tabla13.B1" office:value-type="string">
            <text:p text:style-name="P14">10</text:p>
          </table:table-cell>
        </table:table-row>
        <text:soft-page-break/>
        <table:table-row table:style-name="Tabla13.1">
          <table:table-cell table:style-name="Tabla13.A6" office:value-type="string">
            <text:p text:style-name="P45">CE4b. Se han elaborado las pruebas asociadas a la refactorización.</text:p>
          </table:table-cell>
          <table:table-cell table:style-name="Tabla13.B6" office:value-type="string">
            <text:p text:style-name="P14">10</text:p>
          </table:table-cell>
        </table:table-row>
        <table:table-row table:style-name="Tabla13.1">
          <table:table-cell table:style-name="Tabla13.A2" office:value-type="string">
            <text:p text:style-name="P50">CE4f. Se ha realizado el control de versiones integrado en el entorno de desarrollo.</text:p>
          </table:table-cell>
          <table:table-cell table:style-name="Tabla13.B1" office:value-type="string">
            <text:p text:style-name="P14">60</text:p>
          </table:table-cell>
        </table:table-row>
        <table:table-row table:style-name="Tabla13.1">
          <table:table-cell table:style-name="Tabla13.A6" office:value-type="string">
            <text:p text:style-name="P45">CE4e. Se han aplicado patrones de refactorización con las herramientas que proporciona el entorno de desarrollo.</text:p>
          </table:table-cell>
          <table:table-cell table:style-name="Tabla13.B6" office:value-type="string">
            <text:p text:style-name="P14">10</text:p>
          </table:table-cell>
        </table:table-row>
        <table:table-row table:style-name="Tabla13.1">
          <table:table-cell table:style-name="Tabla13.A6" office:value-type="string">
            <text:p text:style-name="P45">CE4f. Se ha realizado el control de versiones integrado en el entorno de desarrollo.</text:p>
          </table:table-cell>
          <table:table-cell table:style-name="Tabla13.B6" office:value-type="string">
            <text:p text:style-name="P49">10</text:p>
          </table:table-cell>
        </table:table-row>
        <table:table-row table:style-name="Tabla13.1">
          <table:table-cell table:style-name="Tabla13.A2" office:value-type="string">
            <text:p text:style-name="P48">RA5. Genera diagramas de clases valorando su importancia en el desarrollo de aplicaciones y empleando las herramientas disponibles en el entorno. <text:s/></text:p>
          </table:table-cell>
          <table:table-cell table:style-name="Tabla13.B1" office:value-type="string">
            <text:p text:style-name="P14">15</text:p>
          </table:table-cell>
        </table:table-row>
        <table:table-row table:style-name="Tabla13.1">
          <table:table-cell table:style-name="Tabla13.A2" office:value-type="string">
            <text:p text:style-name="P45">CE5a. Se han identificado los conceptos básicos de la programación orientada a objetos.</text:p>
          </table:table-cell>
          <table:table-cell table:style-name="Tabla13.B1" office:value-type="string">
            <text:p text:style-name="P14">20</text:p>
          </table:table-cell>
        </table:table-row>
        <table:table-row table:style-name="Tabla13.1">
          <table:table-cell table:style-name="Tabla13.A6" office:value-type="string">
            <text:p text:style-name="P45">CE5d. Se ha interpretado el significado de diagramas de clases.</text:p>
          </table:table-cell>
          <table:table-cell table:style-name="Tabla13.B6" office:value-type="string">
            <text:p text:style-name="P14">20</text:p>
          </table:table-cell>
        </table:table-row>
        <table:table-row table:style-name="Tabla13.1">
          <table:table-cell table:style-name="Tabla13.A2" office:value-type="string">
            <text:p text:style-name="P45">CE5e. Se han trazado diagramas de clases a partir de las especificaciones de las mismas.</text:p>
          </table:table-cell>
          <table:table-cell table:style-name="Tabla13.B1" office:value-type="string">
            <text:p text:style-name="P14">20</text:p>
          </table:table-cell>
        </table:table-row>
        <table:table-row table:style-name="Tabla13.1">
          <table:table-cell table:style-name="Tabla13.A2" office:value-type="string">
            <text:p text:style-name="P45">CE5f. Se ha generado código a partir de un diagrama de clases.</text:p>
          </table:table-cell>
          <table:table-cell table:style-name="Tabla13.B1" office:value-type="string">
            <text:p text:style-name="P49">20</text:p>
          </table:table-cell>
        </table:table-row>
        <table:table-row table:style-name="Tabla13.1">
          <table:table-cell table:style-name="Tabla13.A2" office:value-type="string">
            <text:p text:style-name="P45">CE5g. Se ha generado un diagrama de clases mediante ingeniería inversa.</text:p>
          </table:table-cell>
          <table:table-cell table:style-name="Tabla13.B1" office:value-type="string">
            <text:p text:style-name="P49">20</text:p>
          </table:table-cell>
        </table:table-row>
        <table:table-row table:style-name="Tabla13.1">
          <table:table-cell table:style-name="Tabla13.A6" office:value-type="string">
            <text:p text:style-name="P48">RA6. Genera diagramas de comportamiento valorando su importancia en el desarrollo de aplicaciones y empleando las herramientas disponibles en el entorno.</text:p>
          </table:table-cell>
          <table:table-cell table:style-name="Tabla13.B6" office:value-type="string">
            <text:p text:style-name="P14">15</text:p>
          </table:table-cell>
        </table:table-row>
        <table:table-row table:style-name="Tabla13.1">
          <table:table-cell table:style-name="Tabla13.A2" office:value-type="string">
            <text:p text:style-name="P45">CE6a. Se han identificado los distintos tipos de diagramas de comportamiento.</text:p>
          </table:table-cell>
          <table:table-cell table:style-name="Tabla13.B1" office:value-type="string">
            <text:p text:style-name="P14">20</text:p>
          </table:table-cell>
        </table:table-row>
        <table:table-row table:style-name="Tabla13.1">
          <table:table-cell table:style-name="Tabla13.A6" office:value-type="string">
            <text:p text:style-name="P45">CE6b. Se ha reconocido el significado de los diagramas de casos de uso.</text:p>
          </table:table-cell>
          <table:table-cell table:style-name="Tabla13.B6" office:value-type="string">
            <text:p text:style-name="P14">20</text:p>
          </table:table-cell>
        </table:table-row>
        <table:table-row table:style-name="Tabla13.1">
          <table:table-cell table:style-name="Tabla13.A6" office:value-type="string">
            <text:p text:style-name="P45">CE6d. Se han elaborado diagramas de interacción sencillos. </text:p>
          </table:table-cell>
          <table:table-cell table:style-name="Tabla13.B6" office:value-type="string">
            <text:p text:style-name="P14">20</text:p>
          </table:table-cell>
        </table:table-row>
        <table:table-row table:style-name="Tabla13.1">
          <table:table-cell table:style-name="Tabla13.A6" office:value-type="string">
            <text:p text:style-name="P46"><text:span text:style-name="Fuente_20_de_20_párrafo_20_predeter."><text:span text:style-name="T4">CE6f. Se han elaborado diagramas de actividades sencillos. <text:s/></text:span></text:span></text:p>
          </table:table-cell>
          <table:table-cell table:style-name="Tabla13.B6" office:value-type="string">
            <text:p text:style-name="P49">20</text:p>
          </table:table-cell>
        </table:table-row>
        <text:soft-page-break/>
        <table:table-row table:style-name="Tabla13.1">
          <table:table-cell table:style-name="Tabla13.A6" office:value-type="string">
            <text:p text:style-name="P45">CE6h. Se han planteado diagramas de estados sencillos.</text:p>
          </table:table-cell>
          <table:table-cell table:style-name="Tabla13.B6" office:value-type="string">
            <text:p text:style-name="P49">20</text:p>
          </table:table-cell>
        </table:table-row>
      </table:table>
      <text:p text:style-name="P14">En el caso de alumnos que se encuentran en<text:span text:style-name="Fuente_20_de_20_párrafo_20_predeter."><text:span text:style-name="T2">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4">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4">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enseñanza y práctica docente, revisando en caso de ser necesario la programación didáctica y las unidades didácticas, estableciendo el cuándo, cómo y por quién de dicha evaluación. Se establece cuestionarios con diferentes ítems para la evaluación de las <text:soft-page-break/>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1">
        <text:list-item>
          <text:p text:style-name="P51">Documento de reflexión y autoevaluación de la práctica docente.</text:p>
        </text:list-item>
        <text:list-item>
          <text:p text:style-name="P51">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20"/>
      <table:table table:name="Tabla14" table:style-name="Tabla14">
        <table:table-column table:style-name="Tabla14.A"/>
        <table:table-column table:style-name="Tabla14.B"/>
        <table:table-row>
          <table:table-cell table:style-name="Tabla14.A1" office:value-type="string">
            <text:p text:style-name="P27">BOLETÍN DE CALIFICACIONES</text:p>
          </table:table-cell>
          <table:table-cell table:style-name="Tabla14.B1" office:value-type="string">
            <text:p text:style-name="P27">TABLÓN DE ANUNCIOS DEPARTAMENTO (OFICIAL)</text:p>
          </table:table-cell>
        </table:table-row>
        <table:table-row>
          <table:table-cell table:style-name="Tabla14.A1" office:value-type="string">
            <text:p text:style-name="P27">ENTREVISTA PERSONAL.</text:p>
          </table:table-cell>
          <table:table-cell table:style-name="Tabla14.B1" office:value-type="string">
            <text:p text:style-name="P27">CORREO ELECTRÓNICO PARA CUESTIONES ORDINARIAS (NO OFICIAL)</text:p>
          </table:table-cell>
        </table:table-row>
        <table:table-row>
          <table:table-cell table:style-name="Tabla14.A1" office:value-type="string">
            <text:p text:style-name="P27">CORREO ORDINARIO (OFICIAL)</text:p>
          </table:table-cell>
          <table:table-cell table:style-name="Tabla14.B1" office:value-type="string">
            <text:p text:style-name="P27">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Heading_20_1" text:outline-level="1"><text:bookmark-start text:name="_Toc1876347560"/>Unidades de trabajo.<text:bookmark-end text:name="_Toc1876347560"/></text:h>
      <text:p text:style-name="P52">Se establecen 8 unidades de trabajo asignando a cada una de ellas el número de horas, los objetivos didácticos a conseguir, los resultados de aprendizaje relacionados con la <text:soft-page-break/>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s/><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31"><text:span text:style-name="Fuente_20_de_20_párrafo_20_predeter."><text:span text:style-name="T19">Temporalización: 6 horas.</text:span></text:span></text:p>
          </table:table-cell>
          <table:covered-table-cell/>
        </table:table-row>
        <table:table-row table:style-name="Tabla15.2">
          <table:table-cell table:style-name="Tabla15.A1" table:number-columns-spanned="2" office:value-type="string">
            <text:p text:style-name="P53">OBJETIVOS DIDÁCTICOS</text:p>
          </table:table-cell>
          <table:covered-table-cell/>
        </table:table-row>
        <table:table-row table:style-name="Tabla15.2">
          <table:table-cell table:style-name="Tabla15.A1" table:number-columns-spanned="2" office:value-type="string">
            <text:p text:style-name="P54"/>
          </table:table-cell>
          <table:covered-table-cell/>
        </table:table-row>
        <table:table-row>
          <table:table-cell table:style-name="Tabla15.A1" office:value-type="string">
            <text:p text:style-name="P55">RESULTADOS DE APRENDIZAJE</text:p>
          </table:table-cell>
          <table:table-cell table:style-name="Tabla15.A1" office:value-type="string">
            <text:p text:style-name="P54">RA1</text:p>
          </table:table-cell>
        </table:table-row>
        <table:table-row>
          <table:table-cell table:style-name="Tabla15.A1" office:value-type="string">
            <text:p text:style-name="P55">OBJETIVOS GENERALES</text:p>
          </table:table-cell>
          <table:table-cell table:style-name="Tabla15.A1" office:value-type="string">
            <text:p text:style-name="P25"><text:span text:style-name="Fuente_20_de_20_párrafo_20_predeter."><text:span text:style-name="T12">E, I, J, H </text:span></text:span></text:p>
          </table:table-cell>
        </table:table-row>
        <table:table-row>
          <table:table-cell table:style-name="Tabla15.A1" office:value-type="string">
            <text:p text:style-name="P55">COMPETENCIAS</text:p>
          </table:table-cell>
          <table:table-cell table:style-name="Tabla15.A1" office:value-type="string">
            <text:p text:style-name="P25"><text:span text:style-name="Fuente_20_de_20_párrafo_20_predeter."><text:span text:style-name="T12">D, F, V</text:span></text:span></text:p>
          </table:table-cell>
        </table:table-row>
        <table:table-row>
          <table:table-cell table:style-name="Tabla15.A1" table:number-columns-spanned="2" office:value-type="string">
            <text:p text:style-name="P53">CONTENIDOS</text:p>
          </table:table-cell>
          <table:covered-table-cell/>
        </table:table-row>
        <table:table-row>
          <table:table-cell table:style-name="Tabla15.A1" table:number-columns-spanned="2" office:value-type="string">
            <text:list text:style-name="Numbering_20_123">
              <text:list-item>
                <text:p text:style-name="P56">El ordenador: una máquina programable</text:p>
                <text:list>
                  <text:list-item>
                    <text:p text:style-name="P56">Arquitectura von Neumann</text:p>
                  </text:list-item>
                </text:list>
              </text:list-item>
              <text:list-item>
                <text:p text:style-name="P57">Relación software-hardware</text:p>
                <text:list>
                  <text:list-item>
                    <text:p text:style-name="P57">Sistemas operativos</text:p>
                  </text:list-item>
                  <text:list-item>
                    <text:p text:style-name="P57">Aplicaciones</text:p>
                  </text:list-item>
                </text:list>
              </text:list-item>
              <text:list-item>
                <text:p text:style-name="P57">Lenguajes de programación: evolución histórica</text:p>
                <text:list>
                  <text:list-item>
                    <text:p text:style-name="P57">Lenguaje máquina</text:p>
                  </text:list-item>
                  <text:list-item>
                    <text:p text:style-name="P57">Lenguaje ensamblador</text:p>
                  </text:list-item>
                  <text:list-item>
                    <text:p text:style-name="P57">Lenguajes de alto nivel</text:p>
                  </text:list-item>
                </text:list>
              </text:list-item>
              <text:list-item>
                <text:p text:style-name="P57">Código fuente, objeto y ejecutable</text:p>
                <text:list>
                  <text:list-item>
                    <text:p text:style-name="P58">Código fuente</text:p>
                  </text:list-item>
                  <text:list-item>
                    <text:p text:style-name="P58">Código objeto</text:p>
                  </text:list-item>
                  <text:list-item>
                    <text:p text:style-name="P58">Código ejecutable</text:p>
                  </text:list-item>
                  <text:list-item>
                    <text:p text:style-name="P58">Carga del programa ejecutable</text:p>
                  </text:list-item>
                </text:list>
              </text:list-item>
              <text:list-item>
                <text:p text:style-name="P57">Traductores de código</text:p>
                <text:list>
                  <text:list-item>
                    <text:p text:style-name="P57">Compiladores e intérpretes</text:p>
                  </text:list-item>
                  <text:list-item>
                    <text:p text:style-name="P57">Código intermedio y máquinas virtuales</text:p>
                  </text:list-item>
                  <text:list-item>
                    <text:p text:style-name="P59">Formatos ejecutables</text:p>
                  </text:list-item>
                </text:list>
              </text:list-item>
              <text:list-item>
                <text:p text:style-name="P60">Fases en el desarrollo de un programa</text:p>
                <text:list>
                  <text:list-item>
                    <text:p text:style-name="P60">Fase de codificación</text:p>
                  </text:list-item>
                  <text:list-item>
                    <text:p text:style-name="P60">Fase de generación</text:p>
                  </text:list-item>
                  <text:list-item>
                    <text:p text:style-name="P60">Fase de corrección de errores</text:p>
                  </text:list-item>
                  <text:list-item>
                    <text:p text:style-name="P60"><text:soft-page-break/>Fase de pruebas</text:p>
                  </text:list-item>
                  <text:list-item>
                    <text:p text:style-name="P60">Fase de depuración</text:p>
                  </text:list-item>
                  <text:list-item>
                    <text:p text:style-name="P60">Fase de mantenimiento</text:p>
                  </text:list-item>
                  <text:list-item>
                    <text:p text:style-name="P60">Herramientas de desarrollo</text:p>
                  </text:list-item>
                </text:list>
              </text:list-item>
              <text:list-item>
                <text:p text:style-name="P60">Ejecución de un programa en un ordenador</text:p>
              </text:list-item>
            </text:list>
          </table:table-cell>
          <table:covered-table-cell/>
        </table:table-row>
        <table:table-row>
          <table:table-cell table:style-name="Tabla15.A1" table:number-columns-spanned="2" office:value-type="string">
            <text:p text:style-name="P53">ORIENTACIONES METODOLÓGICAS</text:p>
          </table:table-cell>
          <table:covered-table-cell/>
        </table:table-row>
        <table:table-row>
          <table:table-cell table:style-name="Tabla15.A1" table:number-columns-spanned="2" office:value-type="string">
            <text:p text:style-name="P61">Se relaciona<text:span text:style-name="T20">n</text:span> las actividades y proceso de enseñanza con el futuro laboral del alumnado.</text:p>
            <text:p text:style-name="P61">A través de los trabajos en grupo se habitú<text:span text:style-name="T20">a</text:span> a<text:span text:style-name="T21">l alumnado</text:span> a la colaboración.</text:p>
            <text:p text:style-name="P61">Se utilizan actividades de investigación que permite <text:span text:style-name="T21">al alumnado a</text:span> tener una visión global del módulo.</text:p>
            <text:p text:style-name="Standard"><text:span text:style-name="Fuente_20_de_20_párrafo_20_predeter."><text:span text:style-name="T22">Las clases y actividades se orientan a despertar el interés por el módulo.</text:span></text:span></text:p>
          </table:table-cell>
          <table:covered-table-cell/>
        </table:table-row>
        <table:table-row>
          <table:table-cell table:style-name="Tabla15.A1" office:value-type="string">
            <text:p text:style-name="P62">CRITERIO DE EVALUACIÓN</text:p>
          </table:table-cell>
          <table:table-cell table:style-name="Tabla15.A1" office:value-type="string">
            <text:p text:style-name="P25"><text:span text:style-name="Fuente_20_de_20_párrafo_20_predeter."><text:span text:style-name="T12">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31"><text:span text:style-name="Fuente_20_de_20_párrafo_20_predeter."><text:span text:style-name="T19">Temporalización: 10 horas.</text:span></text:span></text:p>
          </table:table-cell>
          <table:covered-table-cell/>
        </table:table-row>
        <table:table-row>
          <table:table-cell table:style-name="Tabla16.A1" table:number-columns-spanned="2" office:value-type="string">
            <text:p text:style-name="P53">OBJETIVOS DIDÁCTICOS</text:p>
          </table:table-cell>
          <table:covered-table-cell/>
        </table:table-row>
        <table:table-row>
          <table:table-cell table:style-name="Tabla16.A1" table:number-columns-spanned="2" office:value-type="string">
            <text:p text:style-name="P61">La planificación de las actividades se realiza teniendo en cuenta la problemática de compresión del concepto abstracto de vectores y matrices.</text:p>
            <text:p text:style-name="P61">Las actividades de introducción e investigación tienen un gran componente para desarrollar la capacidad de “aprender a aprender”.</text:p>
            <text:p text:style-name="P61">Las actividades se dirigen a potenciar la documentación de trabajos realizados y lectura de documentación técnica.</text:p>
          </table:table-cell>
          <table:covered-table-cell/>
        </table:table-row>
        <table:table-row>
          <table:table-cell table:style-name="Tabla16.A1" office:value-type="string">
            <text:p text:style-name="P55">RESULTADOS DE APRENDIZAJE</text:p>
          </table:table-cell>
          <table:table-cell table:style-name="Tabla16.A1" office:value-type="string">
            <text:p text:style-name="P54">RA2</text:p>
          </table:table-cell>
        </table:table-row>
        <table:table-row>
          <table:table-cell table:style-name="Tabla16.A1" office:value-type="string">
            <text:p text:style-name="P55">OBJETIVOS GENERALES</text:p>
          </table:table-cell>
          <table:table-cell table:style-name="Tabla16.A1" office:value-type="string">
            <text:p text:style-name="P63">D, I, J</text:p>
          </table:table-cell>
        </table:table-row>
        <table:table-row>
          <table:table-cell table:style-name="Tabla16.A1" office:value-type="string">
            <text:p text:style-name="P55">COMPETENCIAS</text:p>
          </table:table-cell>
          <table:table-cell table:style-name="Tabla16.A1" office:value-type="string">
            <text:p text:style-name="P64"><text:span text:style-name="Fuente_20_de_20_párrafo_20_predeter."><text:span text:style-name="T12">D, J, W</text:span></text:span></text:p>
          </table:table-cell>
        </table:table-row>
        <table:table-row>
          <table:table-cell table:style-name="Tabla16.A1" table:number-columns-spanned="2" office:value-type="string">
            <text:p text:style-name="P53">CONTENIDOS</text:p>
          </table:table-cell>
          <table:covered-table-cell/>
        </table:table-row>
        <table:table-row>
          <table:table-cell table:style-name="Tabla16.A1" table:number-columns-spanned="2" office:value-type="string">
            <text:p text:style-name="P54">1. Editores de texto.</text:p>
            <text:p text:style-name="P54">2. Entornos de desarrollo.</text:p>
            <text:p text:style-name="P54">3. Visual Studio Code.</text:p>
            <text:p text:style-name="P65">3.1 Instalación.</text:p>
            <text:p text:style-name="P66"><text:span text:style-name="Fuente_20_de_20_párrafo_20_predeter."><text:span text:style-name="T12">3.2. Módulos.</text:span></text:span></text:p>
            <text:p text:style-name="P54">4. NetBeans.</text:p>
            <text:p text:style-name="P54">5. Otros.</text:p>
            <text:p text:style-name="Standard"><text:span text:style-name="Fuente_20_de_20_párrafo_20_predeter."><text:span text:style-name="T12">6. Herramientas gestión y construcciones de proyectos.</text:span></text:span></text:p>
            <text:p text:style-name="P66"><text:span text:style-name="Fuente_20_de_20_párrafo_20_predeter."><text:span text:style-name="T12">6.1 Java.</text:span></text:span></text:p>
            <text:p text:style-name="P66"><text:span text:style-name="Fuente_20_de_20_párrafo_20_predeter."><text:span text:style-name="T12"><text:s text:c="11"/>6.1.1. Depuradores.</text:span></text:span></text:p>
            <text:p text:style-name="P65"><text:s text:c="11"/>6.1.2. Analizadores de código estático</text:p>
            <text:p text:style-name="P65"><text:s text:c="11"/>6.1.3. Gestores y constructores de proyectos.</text:p>
            <text:p text:style-name="P66"><text:span text:style-name="Fuente_20_de_20_párrafo_20_predeter."><text:span text:style-name="T12">6.2. Otros.</text:span></text:span></text:p>
          </table:table-cell>
          <table:covered-table-cell/>
        </table:table-row>
        <table:table-row>
          <table:table-cell table:style-name="Tabla16.A1" table:number-columns-spanned="2" office:value-type="string">
            <text:p text:style-name="P53">ORIENTACIONES METODOLÓGICAS</text:p>
          </table:table-cell>
          <table:covered-table-cell/>
        </table:table-row>
        <table:table-row>
          <table:table-cell table:style-name="Tabla16.A1" table:number-columns-spanned="2" office:value-type="string">
            <text:p text:style-name="P61">La planificación de las actividades se realiza teniendo en cuenta la problemática de compresión del concepto abstracto de vectores y matrices.</text:p>
            <text:p text:style-name="P61">Las actividades de introducción e investigación tienen un gran componente para desarrollar la capacidad de “aprender a aprender”.</text:p>
            <text:p text:style-name="P61"><text:soft-page-break/>Las actividades se dirigen a potenciar la documentación de trabajos realizados y lectura de documentación técnica.</text:p>
          </table:table-cell>
          <table:covered-table-cell/>
        </table:table-row>
        <table:table-row>
          <table:table-cell table:style-name="Tabla16.A1" office:value-type="string">
            <text:p text:style-name="P62">CRITERIO DE EVALUACIÓN</text:p>
          </table:table-cell>
          <table:table-cell table:style-name="Tabla16.A1" office:value-type="string">
            <text:p text:style-name="P25"><text:span text:style-name="Fuente_20_de_20_párrafo_20_predeter."><text:span text:style-name="T12">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31"><text:span text:style-name="Fuente_20_de_20_párrafo_20_predeter."><text:span text:style-name="T19">Temporalización: 20 horas.</text:span></text:span></text:p>
          </table:table-cell>
          <table:covered-table-cell/>
        </table:table-row>
        <table:table-row table:style-name="Tabla17.2">
          <table:table-cell table:style-name="Tabla17.A1" table:number-columns-spanned="2" office:value-type="string">
            <text:p text:style-name="P53">OBJETIVOS DIDÁCTICOS</text:p>
          </table:table-cell>
          <table:covered-table-cell/>
        </table:table-row>
        <table:table-row table:style-name="Tabla17.2">
          <table:table-cell table:style-name="Tabla17.A1" table:number-columns-spanned="2" office:value-type="string">
            <text:p text:style-name="P54"/>
          </table:table-cell>
          <table:covered-table-cell/>
        </table:table-row>
        <table:table-row>
          <table:table-cell table:style-name="Tabla17.A1" office:value-type="string">
            <text:p text:style-name="P55">RESULTADOS DE APRENDIZAJE</text:p>
          </table:table-cell>
          <table:table-cell table:style-name="Tabla17.A1" office:value-type="string">
            <text:p text:style-name="P54">RA4</text:p>
          </table:table-cell>
        </table:table-row>
        <table:table-row>
          <table:table-cell table:style-name="Tabla17.A1" office:value-type="string">
            <text:p text:style-name="P55">OBJETIVOS GENERALES</text:p>
          </table:table-cell>
          <table:table-cell table:style-name="Tabla17.A1" office:value-type="string">
            <text:p text:style-name="P25"><text:span text:style-name="Fuente_20_de_20_párrafo_20_predeter."><text:span text:style-name="T12">E, H I, J </text:span></text:span></text:p>
          </table:table-cell>
        </table:table-row>
        <table:table-row>
          <table:table-cell table:style-name="Tabla17.A1" office:value-type="string">
            <text:p text:style-name="P55">COMPETENCIAS</text:p>
          </table:table-cell>
          <table:table-cell table:style-name="Tabla17.A1" office:value-type="string">
            <text:p text:style-name="Standard"><text:span text:style-name="Fuente_20_de_20_párrafo_20_predeter."><text:span text:style-name="T12">F, G, H</text:span></text:span></text:p>
          </table:table-cell>
        </table:table-row>
        <table:table-row>
          <table:table-cell table:style-name="Tabla17.A1" table:number-columns-spanned="2" office:value-type="string">
            <text:p text:style-name="P53">CONTENIDOS</text:p>
          </table:table-cell>
          <table:covered-table-cell/>
        </table:table-row>
        <table:table-row>
          <table:table-cell table:style-name="Tabla17.A1" table:number-columns-spanned="2" office:value-type="string">
            <text:p text:style-name="P54">1. Control de versiones.</text:p>
            <text:p text:style-name="P54">2. Git.</text:p>
            <text:p text:style-name="P65">2.1. Conceptos básicos.</text:p>
            <text:p text:style-name="P67">2.1.1 Estados.</text:p>
            <text:p text:style-name="P67">2.1.2. Trabajando con commits. HEAD</text:p>
            <text:p text:style-name="P67">2.1.3. Configurando contenido.</text:p>
            <text:p text:style-name="P65">2.2. Ramas.</text:p>
            <text:p text:style-name="P54">3. Repositorios remotos.</text:p>
            <text:p text:style-name="P65">3.1. Comandos.</text:p>
            <text:p text:style-name="P66"><text:span text:style-name="Fuente_20_de_20_párrafo_20_predeter."><text:span text:style-name="T12">3.2. GitHub.</text:span></text:span></text:p>
            <text:p text:style-name="P67">3.2.1 Configuración.</text:p>
            <text:p text:style-name="P65">3.2.2 Trabajando en equipo.</text:p>
            <text:p text:style-name="P54">4. Integración en entornos de desarrollo.</text:p>
          </table:table-cell>
          <table:covered-table-cell/>
        </table:table-row>
        <table:table-row>
          <table:table-cell table:style-name="Tabla17.A1" table:number-columns-spanned="2" office:value-type="string">
            <text:p text:style-name="P53">ORIENTACIONES METODOLÓGICAS</text:p>
          </table:table-cell>
          <table:covered-table-cell/>
        </table:table-row>
        <table:table-row>
          <table:table-cell table:style-name="Tabla17.A1" table:number-columns-spanned="2" office:value-type="string">
            <text:p text:style-name="P61">Relacionar las actividades con el entorno socioeconómico para despertar el interés por el módulo.</text:p>
            <text:p text:style-name="P61">Se realizan actividades de introducción que permiten a los alumnos descubrir la necesidad de los contenidos tratados en el mundo laboral.</text:p>
            <text:p text:style-name="P61">Las actividades se dirigen a potenciar la documentación de trabajos realizados y lectura de documentación técnica.</text:p>
          </table:table-cell>
          <table:covered-table-cell/>
        </table:table-row>
        <table:table-row>
          <table:table-cell table:style-name="Tabla17.A1" office:value-type="string">
            <text:p text:style-name="P62">CRITERIO DE EVALUACIÓN</text:p>
          </table:table-cell>
          <table:table-cell table:style-name="Tabla17.A1" office:value-type="string">
            <text:p text:style-name="P25"><text:span text:style-name="Fuente_20_de_20_párrafo_20_predeter."><text:span text:style-name="T12">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31"><text:span text:style-name="Fuente_20_de_20_párrafo_20_predeter."><text:span text:style-name="T19">Temporalización: 15 horas.</text:span></text:span></text:p>
          </table:table-cell>
          <table:covered-table-cell/>
        </table:table-row>
        <table:table-row table:style-name="Tabla18.2">
          <table:table-cell table:style-name="Tabla18.A1" table:number-columns-spanned="2" office:value-type="string">
            <text:p text:style-name="P53">OBJETIVOS DIDÁCTICOS</text:p>
          </table:table-cell>
          <table:covered-table-cell/>
        </table:table-row>
        <table:table-row table:style-name="Tabla18.2">
          <table:table-cell table:style-name="Tabla18.A1" table:number-columns-spanned="2" office:value-type="string">
            <text:p text:style-name="P54"/>
          </table:table-cell>
          <table:covered-table-cell/>
        </table:table-row>
        <table:table-row>
          <table:table-cell table:style-name="Tabla18.A1" office:value-type="string">
            <text:p text:style-name="P55">RESULTADOS DE APRENDIZAJE</text:p>
          </table:table-cell>
          <table:table-cell table:style-name="Tabla18.A1" office:value-type="string">
            <text:p text:style-name="P54">RA3</text:p>
          </table:table-cell>
        </table:table-row>
        <table:table-row>
          <table:table-cell table:style-name="Tabla18.A1" office:value-type="string">
            <text:p text:style-name="P55">OBJETIVOS GENERALES</text:p>
          </table:table-cell>
          <table:table-cell table:style-name="Tabla18.A1" office:value-type="string">
            <text:p text:style-name="P25"><text:span text:style-name="Fuente_20_de_20_párrafo_20_predeter."><text:span text:style-name="T12">R</text:span></text:span></text:p>
          </table:table-cell>
        </table:table-row>
        <table:table-row>
          <table:table-cell table:style-name="Tabla18.A1" office:value-type="string">
            <text:p text:style-name="P55">COMPETENCIAS</text:p>
          </table:table-cell>
          <table:table-cell table:style-name="Tabla18.A1" office:value-type="string">
            <text:p text:style-name="Standard"><text:span text:style-name="Fuente_20_de_20_párrafo_20_predeter."><text:span text:style-name="T12">I, R</text:span></text:span></text:p>
          </table:table-cell>
        </table:table-row>
        <table:table-row>
          <table:table-cell table:style-name="Tabla18.A1" table:number-columns-spanned="2" office:value-type="string">
            <text:p text:style-name="P53">CONTENIDOS</text:p>
          </table:table-cell>
          <table:covered-table-cell/>
        </table:table-row>
        <table:table-row>
          <table:table-cell table:style-name="Tabla18.A1" table:number-columns-spanned="2" office:value-type="string">
            <text:p text:style-name="P54">1. Introducción.</text:p>
            <text:p text:style-name="P54">2. Depuración.</text:p>
            <text:p text:style-name="P54"><text:soft-page-break/>3. Tipos de pruebas.</text:p>
            <text:p text:style-name="P54">3.1. Estructurales. Caja blanca.</text:p>
            <text:p text:style-name="P54">3.2. Funcionales. Unitarias, integración, sistema, aceptación, regresión.</text:p>
            <text:p text:style-name="P54">3.2. No funcionales. Usabilidad, rendimiento, stress, seguridad</text:p>
            <text:p text:style-name="Standard"><text:span text:style-name="Fuente_20_de_20_párrafo_20_predeter."><text:span text:style-name="T12">, compatibilidad, portabilidad</text:span></text:span></text:p>
            <text:p text:style-name="Standard"><text:span text:style-name="Fuente_20_de_20_párrafo_20_predeter."><text:span text:style-name="T12">4. Casos de prueba y planificación.</text:span></text:span></text:p>
            <text:p text:style-name="P54">– Planificación de pruebas.</text:p>
            <text:p text:style-name="P54">– Tipos de pruebas: funcionales, estructurales, regresión…</text:p>
            <text:p text:style-name="P54">– Procedimientos y casos de prueba.</text:p>
            <text:p text:style-name="P54">5. Automatización de pruebas.</text:p>
            <text:p text:style-name="P54">6. Documentación de pruebas e incidencias.</text:p>
          </table:table-cell>
          <table:covered-table-cell/>
        </table:table-row>
        <table:table-row>
          <table:table-cell table:style-name="Tabla18.A1" table:number-columns-spanned="2" office:value-type="string">
            <text:p text:style-name="P53">ORIENTACIONES METODOLÓGICAS</text:p>
          </table:table-cell>
          <table:covered-table-cell/>
        </table:table-row>
        <table:table-row>
          <table:table-cell table:style-name="Tabla18.A1" table:number-columns-spanned="2" office:value-type="string">
            <text:p text:style-name="P61">Se relaciona las actividades y proceso de enseñanza con el futuro laboral del alumnado.</text:p>
            <text:p text:style-name="P61">A través de los trabajos en grupo se habitué a los alumnos a la colaboración.</text:p>
            <text:p text:style-name="P61">Se utilizan actividades de investigación que permiten al alumno tener una visión global del módulo.</text:p>
            <text:p text:style-name="P61">Las clases y actividades se orientan a despertar el interés por el módulo.</text:p>
          </table:table-cell>
          <table:covered-table-cell/>
        </table:table-row>
        <table:table-row>
          <table:table-cell table:style-name="Tabla18.A1" office:value-type="string">
            <text:p text:style-name="P62">CRITERIO DE EVALUACIÓN</text:p>
          </table:table-cell>
          <table:table-cell table:style-name="Tabla18.A1" office:value-type="string">
            <text:p text:style-name="P25"><text:span text:style-name="Fuente_20_de_20_párrafo_20_predeter."><text:span text:style-name="T12">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31"><text:span text:style-name="Fuente_20_de_20_párrafo_20_predeter."><text:span text:style-name="T19">Temporalización: 9 horas.</text:span></text:span></text:p>
          </table:table-cell>
          <table:covered-table-cell/>
        </table:table-row>
        <table:table-row table:style-name="Tabla19.2">
          <table:table-cell table:style-name="Tabla19.A1" table:number-columns-spanned="2" office:value-type="string">
            <text:p text:style-name="P53">OBJETIVOS DIDÁCTICOS</text:p>
          </table:table-cell>
          <table:covered-table-cell/>
        </table:table-row>
        <table:table-row table:style-name="Tabla19.2">
          <table:table-cell table:style-name="Tabla19.A1" table:number-columns-spanned="2" office:value-type="string">
            <text:p text:style-name="P54"/>
          </table:table-cell>
          <table:covered-table-cell/>
        </table:table-row>
        <table:table-row>
          <table:table-cell table:style-name="Tabla19.A1" office:value-type="string">
            <text:p text:style-name="P55">RESULTADOS DE APRENDIZAJE</text:p>
          </table:table-cell>
          <table:table-cell table:style-name="Tabla19.A1" office:value-type="string">
            <text:p text:style-name="P54">RA4</text:p>
          </table:table-cell>
        </table:table-row>
        <table:table-row>
          <table:table-cell table:style-name="Tabla19.A1" office:value-type="string">
            <text:p text:style-name="P55">OBJETIVOS GENERALES</text:p>
          </table:table-cell>
          <table:table-cell table:style-name="Tabla19.A1" office:value-type="string">
            <text:p text:style-name="P25"><text:span text:style-name="Fuente_20_de_20_párrafo_20_predeter."><text:span text:style-name="T12">E, H, I, J</text:span></text:span></text:p>
          </table:table-cell>
        </table:table-row>
        <table:table-row>
          <table:table-cell table:style-name="Tabla19.A1" office:value-type="string">
            <text:p text:style-name="P55">COMPETENCIAS</text:p>
          </table:table-cell>
          <table:table-cell table:style-name="Tabla19.A1" office:value-type="string">
            <text:p text:style-name="Standard"><text:span text:style-name="Fuente_20_de_20_párrafo_20_predeter."><text:span text:style-name="T12">F, G, H</text:span></text:span></text:p>
          </table:table-cell>
        </table:table-row>
        <table:table-row>
          <table:table-cell table:style-name="Tabla19.A1" table:number-columns-spanned="2" office:value-type="string">
            <text:p text:style-name="P53">CONTENIDOS</text:p>
          </table:table-cell>
          <table:covered-table-cell/>
        </table:table-row>
        <table:table-row>
          <table:table-cell table:style-name="Tabla19.A1" table:number-columns-spanned="2" office:value-type="string">
            <text:p text:style-name="P54">– Concepto y objetivo de la optimización de código.</text:p>
            <text:p text:style-name="P54">– Optimizaciones locales y globales.</text:p>
            <text:p text:style-name="P54">– Optimizaciones dependientes e independientes de la máquina.</text:p>
            <text:p text:style-name="P54">– Refactorización. Concepto. Limitaciones. Patrones de refactorización más usuales. Analizadores de código; uso y configuración. Refactorización y pruebas. Herramientas de ayuda a la refactorización.</text:p>
            <text:p text:style-name="P54">–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53">ORIENTACIONES METODOLÓGICAS</text:p>
          </table:table-cell>
          <table:covered-table-cell/>
        </table:table-row>
        <table:table-row>
          <table:table-cell table:style-name="Tabla19.A1" table:number-columns-spanned="2" office:value-type="string">
            <text:p text:style-name="P61">Se relaciona las actividades y proceso de enseñanza con el futuro laboral del alumnado.</text:p>
            <text:p text:style-name="P61">A través de los trabajos en grupo se habitué a los alumnos a la colaboración.</text:p>
            <text:p text:style-name="P61">Se utilizan actividades de investigación que permiten al alumno tener una visión global del módulo.</text:p>
            <text:p text:style-name="Standard"><text:span text:style-name="Fuente_20_de_20_párrafo_20_predeter."><text:span text:style-name="T22">Las clases y actividades se orientan a despertar el interés por el módulo.</text:span></text:span></text:p>
          </table:table-cell>
          <table:covered-table-cell/>
        </table:table-row>
        <table:table-row>
          <table:table-cell table:style-name="Tabla19.A1" office:value-type="string">
            <text:p text:style-name="P62">CRITERIO DE EVALUACIÓN</text:p>
          </table:table-cell>
          <table:table-cell table:style-name="Tabla19.A1" office:value-type="string">
            <text:p text:style-name="P25"><text:span text:style-name="Fuente_20_de_20_párrafo_20_predeter."><text:span text:style-name="T12">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able:table-row>
          <table:table-cell table:style-name="Tabla20.A1" table:number-columns-spanned="2" office:value-type="string">
            <text:p text:style-name="P31"><text:span text:style-name="Fuente_20_de_20_párrafo_20_predeter."><text:span text:style-name="T19">Temporalización: 12 horas</text:span></text:span><text:span text:style-name="Fuente_20_de_20_párrafo_20_predeter."><text:span text:style-name="T23">.</text:span></text:span></text:p>
          </table:table-cell>
          <table:covered-table-cell/>
        </table:table-row>
        <table:table-row table:style-name="Tabla20.2">
          <table:table-cell table:style-name="Tabla20.A1" table:number-columns-spanned="2" office:value-type="string">
            <text:p text:style-name="P53">OBJETIVOS DIDÁCTICOS</text:p>
          </table:table-cell>
          <table:covered-table-cell/>
        </table:table-row>
        <text:soft-page-break/>
        <table:table-row table:style-name="Tabla20.2">
          <table:table-cell table:style-name="Tabla20.A1" table:number-columns-spanned="2" office:value-type="string">
            <text:p text:style-name="P54"/>
          </table:table-cell>
          <table:covered-table-cell/>
        </table:table-row>
        <table:table-row>
          <table:table-cell table:style-name="Tabla20.A1" office:value-type="string">
            <text:p text:style-name="P55">RESULTADOS DE APRENDIZAJE</text:p>
          </table:table-cell>
          <table:table-cell table:style-name="Tabla20.A1" office:value-type="string">
            <text:p text:style-name="P54">RA5</text:p>
          </table:table-cell>
        </table:table-row>
        <table:table-row>
          <table:table-cell table:style-name="Tabla20.A1" office:value-type="string">
            <text:p text:style-name="P55">OBJETIVOS GENERALES</text:p>
          </table:table-cell>
          <table:table-cell table:style-name="Tabla20.A1" office:value-type="string">
            <text:p text:style-name="P25"><text:span text:style-name="Fuente_20_de_20_párrafo_20_predeter."><text:span text:style-name="T12">E, I, J, H</text:span></text:span></text:p>
          </table:table-cell>
        </table:table-row>
        <table:table-row>
          <table:table-cell table:style-name="Tabla20.A1" office:value-type="string">
            <text:p text:style-name="P55">COMPETENCIAS</text:p>
          </table:table-cell>
          <table:table-cell table:style-name="Tabla20.A1" office:value-type="string">
            <text:p text:style-name="Standard"><text:span text:style-name="Fuente_20_de_20_párrafo_20_predeter."><text:span text:style-name="T12">G, H, J, V</text:span></text:span></text:p>
          </table:table-cell>
        </table:table-row>
        <table:table-row>
          <table:table-cell table:style-name="Tabla20.A1" table:number-columns-spanned="2" office:value-type="string">
            <text:p text:style-name="P53">CONTENIDOS</text:p>
          </table:table-cell>
          <table:covered-table-cell/>
        </table:table-row>
        <table:table-row>
          <table:table-cell table:style-name="Tabla20.A1" table:number-columns-spanned="2" office:value-type="string">
            <text:p text:style-name="P54">1. Introducción.</text:p>
            <text:p text:style-name="P54">2. UML y POO.</text:p>
            <text:p text:style-name="P65">2.1. Fundamentos POO.</text:p>
            <text:p text:style-name="P65">2.2. Notaciones básicas.</text:p>
            <text:p text:style-name="P54">3. Diagrama de clases.</text:p>
            <text:p text:style-name="P65">3.1. Relaciones. Notaciones</text:p>
            <text:p text:style-name="P65">3.2. De UML a código.</text:p>
            <text:p text:style-name="P65">3.3. De código a UML.</text:p>
            <text:p text:style-name="P54">3.3. Ejemplos</text:p>
            <text:p text:style-name="P54">4. Herramientas de diseño</text:p>
          </table:table-cell>
          <table:covered-table-cell/>
        </table:table-row>
        <table:table-row>
          <table:table-cell table:style-name="Tabla20.A1" table:number-columns-spanned="2" office:value-type="string">
            <text:p text:style-name="P53">ORIENTACIONES METODOLÓGICAS</text:p>
          </table:table-cell>
          <table:covered-table-cell/>
        </table:table-row>
        <table:table-row>
          <table:table-cell table:style-name="Tabla20.A1" table:number-columns-spanned="2" office:value-type="string">
            <text:p text:style-name="P61">Relacionar las actividades con el entorno socioeconómico para despertar el interés por el módulo.</text:p>
            <text:p text:style-name="P61">Se realizan actividades de introducción que permiten a los alumnos descubrir la necesidad de los contenidos tratados en el mundo laboral.</text:p>
            <text:p text:style-name="P61">Las actividades se dirigen a potenciar la documentación de trabajos realizados y lectura de documentación técnica.</text:p>
          </table:table-cell>
          <table:covered-table-cell/>
        </table:table-row>
        <table:table-row>
          <table:table-cell table:style-name="Tabla20.A1" office:value-type="string">
            <text:p text:style-name="P62">CRITERIO DE EVALUACIÓN</text:p>
          </table:table-cell>
          <table:table-cell table:style-name="Tabla20.A1" office:value-type="string">
            <text:p text:style-name="P68">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31"><text:span text:style-name="Fuente_20_de_20_párrafo_20_predeter."><text:span text:style-name="T19">Temporalización: 9 horas.</text:span></text:span></text:p>
          </table:table-cell>
          <table:covered-table-cell/>
        </table:table-row>
        <table:table-row table:style-name="Tabla21.2">
          <table:table-cell table:style-name="Tabla21.A1" table:number-columns-spanned="2" office:value-type="string">
            <text:p text:style-name="P53">OBJETIVOS DIDÁCTICOS</text:p>
          </table:table-cell>
          <table:covered-table-cell/>
        </table:table-row>
        <table:table-row table:style-name="Tabla21.2">
          <table:table-cell table:style-name="Tabla21.A1" table:number-columns-spanned="2" office:value-type="string">
            <text:p text:style-name="P61">Se relaciona las actividades y proceso de enseñanza con el futuro laboral del alumnado.</text:p>
            <text:p text:style-name="P61">A través de los trabajos en grupo se habitué a los alumnos a la colaboración.</text:p>
            <text:p text:style-name="P61">Se utilizan actividades de investigación que permiten al alumno tener una visión global del módulo.</text:p>
            <text:p text:style-name="P61">Las clases y actividades se orientan a despertar el interés por el módulo.</text:p>
          </table:table-cell>
          <table:covered-table-cell/>
        </table:table-row>
        <table:table-row>
          <table:table-cell table:style-name="Tabla21.A1" office:value-type="string">
            <text:p text:style-name="P55">RESULTADOS DE APRENDIZAJE</text:p>
          </table:table-cell>
          <table:table-cell table:style-name="Tabla21.A1" office:value-type="string">
            <text:p text:style-name="P54">RA6</text:p>
          </table:table-cell>
        </table:table-row>
        <table:table-row>
          <table:table-cell table:style-name="Tabla21.A1" office:value-type="string">
            <text:p text:style-name="P55">OBJETIVOS GENERALES</text:p>
          </table:table-cell>
          <table:table-cell table:style-name="Tabla21.A1" office:value-type="string">
            <text:p text:style-name="P25"><text:span text:style-name="Fuente_20_de_20_párrafo_20_predeter."><text:span text:style-name="T12">E, I J, H</text:span></text:span></text:p>
          </table:table-cell>
        </table:table-row>
        <table:table-row>
          <table:table-cell table:style-name="Tabla21.A1" office:value-type="string">
            <text:p text:style-name="P55">COMPETENCIAS</text:p>
          </table:table-cell>
          <table:table-cell table:style-name="Tabla21.A1" office:value-type="string">
            <text:p text:style-name="Standard"><text:span text:style-name="Fuente_20_de_20_párrafo_20_predeter."><text:span text:style-name="T12">G, H, J</text:span></text:span></text:p>
          </table:table-cell>
        </table:table-row>
        <table:table-row>
          <table:table-cell table:style-name="Tabla21.A1" table:number-columns-spanned="2" office:value-type="string">
            <text:p text:style-name="P53">CONTENIDOS</text:p>
          </table:table-cell>
          <table:covered-table-cell/>
        </table:table-row>
        <table:table-row>
          <table:table-cell table:style-name="Tabla21.A1" table:number-columns-spanned="2" office:value-type="string">
            <text:p text:style-name="P54">Diagramas estructurales.</text:p>
            <text:p text:style-name="P54">– Diagramas de objetos.</text:p>
            <text:p text:style-name="P54">Diagramas de comportamiento:</text:p>
            <text:p text:style-name="P54">– Diagramas de casos de uso.</text:p>
            <text:p text:style-name="P54">– Diagramas de secuencia.</text:p>
            <text:p text:style-name="P54">– Diagramas de colaboración.</text:p>
            <text:p text:style-name="P54">– Diagramas de actividades.</text:p>
            <text:p text:style-name="P54">– Diagramas de estado.</text:p>
          </table:table-cell>
          <table:covered-table-cell/>
        </table:table-row>
        <table:table-row>
          <table:table-cell table:style-name="Tabla21.A1" table:number-columns-spanned="2" office:value-type="string">
            <text:p text:style-name="P53">ORIENTACIONES METODOLÓGICAS</text:p>
          </table:table-cell>
          <table:covered-table-cell/>
        </table:table-row>
        <table:table-row>
          <table:table-cell table:style-name="Tabla21.A1" table:number-columns-spanned="2" office:value-type="string">
            <text:p text:style-name="P61">Relacionar las actividades con el entorno socioeconómico para despertar el interés por el módulo.</text:p>
            <text:p text:style-name="P61"><text:soft-page-break/>Se realizan actividades de introducción que permiten a los alumnos descubrir la necesidad de los contenidos tratados en el mundo laboral.</text:p>
            <text:p text:style-name="P61">Las actividades se dirigen a potenciar la documentación de trabajos realizados y lectura de documentación técnica.</text:p>
            <text:p text:style-name="P54"/>
          </table:table-cell>
          <table:covered-table-cell/>
        </table:table-row>
        <table:table-row>
          <table:table-cell table:style-name="Tabla21.A1" office:value-type="string">
            <text:p text:style-name="P62">CRITERIO DE EVALUACIÓN</text:p>
          </table:table-cell>
          <table:table-cell table:style-name="Tabla21.A1" office:value-type="string">
            <text:p text:style-name="P68">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31"><text:span text:style-name="Fuente_20_de_20_párrafo_20_predeter."><text:span text:style-name="T19">Temporalización: 12 horas.</text:span></text:span></text:p>
          </table:table-cell>
          <table:covered-table-cell/>
        </table:table-row>
        <table:table-row table:style-name="Tabla22.2">
          <table:table-cell table:style-name="Tabla22.A1" table:number-columns-spanned="2" office:value-type="string">
            <text:p text:style-name="P53">OBJETIVOS DIDÁCTICOS</text:p>
          </table:table-cell>
          <table:covered-table-cell/>
        </table:table-row>
        <table:table-row table:style-name="Tabla22.2">
          <table:table-cell table:style-name="Tabla22.A1" table:number-columns-spanned="2" office:value-type="string">
            <text:p text:style-name="P54"/>
          </table:table-cell>
          <table:covered-table-cell/>
        </table:table-row>
        <table:table-row>
          <table:table-cell table:style-name="Tabla22.A1" office:value-type="string">
            <text:p text:style-name="P55">RESULTADOS DE APRENDIZAJE</text:p>
          </table:table-cell>
          <table:table-cell table:style-name="Tabla22.A1" office:value-type="string">
            <text:p text:style-name="P54">RA5, RA6</text:p>
          </table:table-cell>
        </table:table-row>
        <table:table-row>
          <table:table-cell table:style-name="Tabla22.A1" office:value-type="string">
            <text:p text:style-name="P55">OBJETIVOS GENERALES</text:p>
          </table:table-cell>
          <table:table-cell table:style-name="Tabla22.A1" office:value-type="string">
            <text:p text:style-name="P25"><text:span text:style-name="Fuente_20_de_20_párrafo_20_predeter."><text:span text:style-name="T12">E, I, J, H, V</text:span></text:span></text:p>
          </table:table-cell>
        </table:table-row>
        <table:table-row>
          <table:table-cell table:style-name="Tabla22.A1" office:value-type="string">
            <text:p text:style-name="P55">COMPETENCIAS</text:p>
          </table:table-cell>
          <table:table-cell table:style-name="Tabla22.A1" office:value-type="string">
            <text:p text:style-name="Standard"><text:span text:style-name="Fuente_20_de_20_párrafo_20_predeter."><text:span text:style-name="T12">G, H ,J</text:span></text:span></text:p>
          </table:table-cell>
        </table:table-row>
        <table:table-row>
          <table:table-cell table:style-name="Tabla22.A1" table:number-columns-spanned="2" office:value-type="string">
            <text:p text:style-name="P53">CONTENIDOS</text:p>
          </table:table-cell>
          <table:covered-table-cell/>
        </table:table-row>
        <table:table-row>
          <table:table-cell table:style-name="Tabla22.A1" table:number-columns-spanned="2" office:value-type="string">
            <text:p text:style-name="P54">Diagramas estructurales. Campo de aplicación.</text:p>
            <text:p text:style-name="P54">Elaboración de diagramas de comportamiento:</text:p>
          </table:table-cell>
          <table:covered-table-cell/>
        </table:table-row>
        <table:table-row>
          <table:table-cell table:style-name="Tabla22.A1" table:number-columns-spanned="2" office:value-type="string">
            <text:p text:style-name="P53">ORIENTACIONES METODOLÓGICAS</text:p>
          </table:table-cell>
          <table:covered-table-cell/>
        </table:table-row>
        <table:table-row>
          <table:table-cell table:style-name="Tabla22.A1" table:number-columns-spanned="2" office:value-type="string">
            <text:p text:style-name="P61">Relacionar las actividades con el entorno socioeconómico para despertar el interés por el módulo.</text:p>
            <text:p text:style-name="P61">Se realizan actividades de introducción que permiten a los alumnos descubrir la necesidad de los contenidos tratados en el mundo laboral.</text:p>
            <text:p text:style-name="P61">Las actividades se dirigen a potenciar la documentación de trabajos realizados y lectura de documentación técnica.</text:p>
          </table:table-cell>
          <table:covered-table-cell/>
        </table:table-row>
        <table:table-row>
          <table:table-cell table:style-name="Tabla22.A1" office:value-type="string">
            <text:p text:style-name="P62">CRITERIO DE EVALUACIÓN</text:p>
          </table:table-cell>
          <table:table-cell table:style-name="Tabla22.A1" office:value-type="string">
            <text:p text:style-name="P25"><text:span text:style-name="Fuente_20_de_20_párrafo_20_predeter."><text:span text:style-name="T12">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7">La planificación se puede dividir en 3 grandes áreas:</text:p>
      <text:list text:style-name="L12">
        <text:list-item>
          <text:p text:style-name="P69">Desarrollo de software y entornos de desarrollo.</text:p>
        </text:list-item>
        <text:list-item>
          <text:p text:style-name="P69">Gestión, optimización y pruebas de código.</text:p>
        </text:list-item>
        <text:list-item>
          <text:p text:style-name="P69">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29">EVA</text:p>
          </table:table-cell>
          <table:table-cell table:style-name="Tabla23.A1" office:value-type="string">
            <text:p text:style-name="P29">BL</text:p>
          </table:table-cell>
          <table:table-cell table:style-name="Tabla23.A1" office:value-type="string">
            <text:p text:style-name="P29">U.T</text:p>
          </table:table-cell>
          <table:table-cell table:style-name="Tabla23.D1" office:value-type="string">
            <text:p text:style-name="P29">H.</text:p>
          </table:table-cell>
          <table:table-cell table:style-name="Tabla23.E1" office:value-type="string">
            <text:p text:style-name="P29">(SEMANAS)</text:p>
          </table:table-cell>
        </table:table-row>
        <table:table-row>
          <table:table-cell table:style-name="Tabla23.A2" office:value-type="string">
            <text:p text:style-name="P27">1ª</text:p>
          </table:table-cell>
          <table:table-cell table:style-name="Tabla23.A2" office:value-type="string">
            <text:p text:style-name="P27">I</text:p>
          </table:table-cell>
          <table:table-cell table:style-name="Tabla23.A2" office:value-type="string">
            <text:p text:style-name="P27">UT 1.Desarrollo de software.</text:p>
          </table:table-cell>
          <table:table-cell table:style-name="Tabla23.A2" office:value-type="string">
            <text:p text:style-name="P29">6</text:p>
          </table:table-cell>
          <table:table-cell table:style-name="Tabla23.A2" office:value-type="string">
            <text:p text:style-name="P27">1-2</text:p>
          </table:table-cell>
        </table:table-row>
        <table:table-row table:style-name="Tabla23.3">
          <table:table-cell table:style-name="Tabla23.A2" office:value-type="string">
            <text:p text:style-name="P27">1ª</text:p>
          </table:table-cell>
          <table:table-cell table:style-name="Tabla23.A2" office:value-type="string">
            <text:p text:style-name="P27">I</text:p>
          </table:table-cell>
          <table:table-cell table:style-name="Tabla23.A2" office:value-type="string">
            <text:p text:style-name="P27">UT 2. Instalación y uso de entornos de desarrollo.</text:p>
          </table:table-cell>
          <table:table-cell table:style-name="Tabla23.A2" office:value-type="string">
            <text:p text:style-name="P29">10</text:p>
          </table:table-cell>
          <table:table-cell table:style-name="Tabla23.A2" office:value-type="string">
            <text:p text:style-name="P27">3-5</text:p>
          </table:table-cell>
        </table:table-row>
        <table:table-row table:style-name="Tabla23.3">
          <table:table-cell table:style-name="Tabla23.A4" office:value-type="string">
            <text:p text:style-name="P27">1ª</text:p>
          </table:table-cell>
          <table:table-cell table:style-name="Tabla23.A4" office:value-type="string">
            <text:p text:style-name="P27">II</text:p>
          </table:table-cell>
          <table:table-cell table:style-name="Tabla23.A4" office:value-type="string">
            <text:p text:style-name="P27">UT 3. Control de versiones.</text:p>
          </table:table-cell>
          <table:table-cell table:style-name="Tabla23.A4" office:value-type="string">
            <text:p text:style-name="P29">20</text:p>
          </table:table-cell>
          <table:table-cell table:style-name="Tabla23.A4" office:value-type="string">
            <text:p text:style-name="P27">6-11</text:p>
          </table:table-cell>
        </table:table-row>
        <table:table-row>
          <table:table-cell table:style-name="Tabla23.A4" office:value-type="string">
            <text:p text:style-name="P27">2ª</text:p>
          </table:table-cell>
          <table:table-cell table:style-name="Tabla23.A4" office:value-type="string">
            <text:p text:style-name="P27">II</text:p>
          </table:table-cell>
          <table:table-cell table:style-name="Tabla23.A4" office:value-type="string">
            <text:p text:style-name="P27">UT 4. Pruebas.</text:p>
          </table:table-cell>
          <table:table-cell table:style-name="Tabla23.A4" office:value-type="string">
            <text:p text:style-name="P29">15</text:p>
          </table:table-cell>
          <table:table-cell table:style-name="Tabla23.A4" office:value-type="string">
            <text:p text:style-name="P27">12-16</text:p>
          </table:table-cell>
        </table:table-row>
        <table:table-row>
          <table:table-cell table:style-name="Tabla23.A4" office:value-type="string">
            <text:p text:style-name="P27">2ª</text:p>
          </table:table-cell>
          <table:table-cell table:style-name="Tabla23.A4" office:value-type="string">
            <text:p text:style-name="P27">II</text:p>
          </table:table-cell>
          <table:table-cell table:style-name="Tabla23.A4" office:value-type="string">
            <text:p text:style-name="P27">UT 5. Documentación y optimización.</text:p>
          </table:table-cell>
          <table:table-cell table:style-name="Tabla23.A4" office:value-type="string">
            <text:p text:style-name="P32">9</text:p>
          </table:table-cell>
          <table:table-cell table:style-name="Tabla23.A4" office:value-type="string">
            <text:p text:style-name="P27">17-19</text:p>
          </table:table-cell>
        </table:table-row>
        <table:table-row>
          <table:table-cell table:style-name="Tabla23.A7" office:value-type="string">
            <text:p text:style-name="P27">3ª</text:p>
          </table:table-cell>
          <table:table-cell table:style-name="Tabla23.A7" office:value-type="string">
            <text:p text:style-name="P54">III</text:p>
          </table:table-cell>
          <table:table-cell table:style-name="Tabla23.A7" office:value-type="string">
            <text:p text:style-name="P70">UT 6. Introducción a UML y diagrama de clases.</text:p>
          </table:table-cell>
          <table:table-cell table:style-name="Tabla23.A7" office:value-type="string">
            <text:p text:style-name="P29">12</text:p>
          </table:table-cell>
          <table:table-cell table:style-name="Tabla23.A7" office:value-type="string">
            <text:p text:style-name="P27">20-23</text:p>
          </table:table-cell>
        </table:table-row>
        <text:soft-page-break/>
        <table:table-row>
          <table:table-cell table:style-name="Tabla23.A7" office:value-type="string">
            <text:p text:style-name="P27">3ª</text:p>
          </table:table-cell>
          <table:table-cell table:style-name="Tabla23.A7" office:value-type="string">
            <text:p text:style-name="P27">III</text:p>
          </table:table-cell>
          <table:table-cell table:style-name="Tabla23.A7" office:value-type="string">
            <text:p text:style-name="P27">UT 7. Otros diagramas UML.</text:p>
          </table:table-cell>
          <table:table-cell table:style-name="Tabla23.A7" office:value-type="string">
            <text:p text:style-name="P29">9</text:p>
          </table:table-cell>
          <table:table-cell table:style-name="Tabla23.A7" office:value-type="string">
            <text:p text:style-name="P27">24-27</text:p>
          </table:table-cell>
        </table:table-row>
        <table:table-row>
          <table:table-cell table:style-name="Tabla23.A7" office:value-type="string">
            <text:p text:style-name="P27">3ª</text:p>
          </table:table-cell>
          <table:table-cell table:style-name="Tabla23.A7" office:value-type="string">
            <text:p text:style-name="P27">III</text:p>
          </table:table-cell>
          <table:table-cell table:style-name="Tabla23.A7" office:value-type="string">
            <text:p text:style-name="P27">UT 8. Patrones.</text:p>
          </table:table-cell>
          <table:table-cell table:style-name="Tabla23.A7" office:value-type="string">
            <text:p text:style-name="P29">12</text:p>
          </table:table-cell>
          <table:table-cell table:style-name="Tabla23.A7" office:value-type="string">
            <text:p text:style-name="P27">28-32</text:p>
          </table:table-cell>
        </table:table-row>
      </table:table>
      <text:p text:style-name="P71">1ª Evaluación. 36h. 2ª Evaluación.24 h. 3ª Evaluación 33h.</text:p>
      <text:p text:style-name="P72"><text:span text:style-name="Fuente_20_de_20_párrafo_20_predeter."><text:span text:style-name="T19">Obteniendo un total de 93 horas, quedando 3 horas para pruebas objetivas, </text:span></text:span><text:span text:style-name="Fuente_20_de_20_párrafo_20_predeter."><text:span text:style-name="T24">parte de la UT 6 se imparte en las últimas semanas de la segunda evaluación, pero se evalúa en la tercera.</text:span></text:span></text:p>
      <text:p text:style-name="P19"/>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ordinarios adicionales.</text:p>
      <text:p text:style-name="Text_20_body"><text:s text:c="4"/>• Cuarto nivel de respuesta Lo constituyen las medidas dirigidas al alumnado con <text:soft-page-break/>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 text:c="4"/>• Adaptaciones no significativas, que faciliten el proceso de enseñanza, por ejemplo la ampliación de plazos de entrega, actividades de refuerzo, entrega de documentación <text:soft-page-break/>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25">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fo:hyphenation-keep="auto" loext:hyphenation-keep-type="column"/>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hyphenation-keep="auto" loext:hyphenation-keep-type="column"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hyphenation-keep="auto" loext:hyphenation-keep-type="column"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hyphenation-keep="auto" loext:hyphenation-keep-type="column"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hyphenation-keep="auto" loext:hyphenation-keep-type="column"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1" style:font-family-complex="OpenSymbol" style:font-family-generic-complex="system" style:font-pitch-complex="variable"/>
    </style:style>
    <style:style style:name="ListLabel_20_4368" style:display-name="ListLabel 4368" style:family="text">
      <style:text-properties style:font-name-complex="OpenSymbol1" style:font-family-complex="OpenSymbol" style:font-family-generic-complex="system" style:font-pitch-complex="variable"/>
    </style:style>
    <style:style style:name="ListLabel_20_4369" style:display-name="ListLabel 4369" style:family="text">
      <style:text-properties style:font-name-complex="OpenSymbol1" style:font-family-complex="OpenSymbol" style:font-family-generic-complex="system" style:font-pitch-complex="variable"/>
    </style:style>
    <style:style style:name="ListLabel_20_4370" style:display-name="ListLabel 4370" style:family="text">
      <style:text-properties style:font-name-complex="OpenSymbol1" style:font-family-complex="OpenSymbol" style:font-family-generic-complex="system" style:font-pitch-complex="variable"/>
    </style:style>
    <style:style style:name="ListLabel_20_4371" style:display-name="ListLabel 4371" style:family="text">
      <style:text-properties style:font-name-complex="OpenSymbol1" style:font-family-complex="OpenSymbol" style:font-family-generic-complex="system" style:font-pitch-complex="variable"/>
    </style:style>
    <style:style style:name="ListLabel_20_4372" style:display-name="ListLabel 4372" style:family="text">
      <style:text-properties style:font-name-complex="OpenSymbol1" style:font-family-complex="OpenSymbol" style:font-family-generic-complex="system" style:font-pitch-complex="variable"/>
    </style:style>
    <style:style style:name="ListLabel_20_4373" style:display-name="ListLabel 4373" style:family="text">
      <style:text-properties style:font-name-complex="OpenSymbol1" style:font-family-complex="OpenSymbol" style:font-family-generic-complex="system" style:font-pitch-complex="variable"/>
    </style:style>
    <style:style style:name="ListLabel_20_4374" style:display-name="ListLabel 4374" style:family="text">
      <style:text-properties style:font-name-complex="OpenSymbol1"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meta:creation-date>2024-03-13T18:43:00Z</meta:creation-date>
    <dc:date>2024-09-04T09:58:04.440688431</dc:date>
    <meta:editing-cycles>61</meta:editing-cycles>
    <meta:editing-duration>PT3H40M55S</meta:editing-duration>
    <meta:document-statistic meta:table-count="23" meta:image-count="0" meta:object-count="0" meta:page-count="44" meta:paragraph-count="1045" meta:word-count="12876" meta:character-count="81993" meta:non-whitespace-character-count="69950"/>
    <meta:template xlink:type="simple" xlink:actuate="onRequest" xlink:title="" xlink:href="Normal.dotm"/>
  </office:meta>
</office:document-meta>
</file>